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7992in"/>
    </style:style>
    <style:style style:name="co8" style:family="table-column">
      <style:table-column-properties fo:break-before="auto" style:column-width="3.2283in"/>
    </style:style>
    <style:style style:name="co9" style:family="table-column">
      <style:table-column-properties fo:break-before="auto" style:column-width="2.1083in"/>
    </style:style>
    <style:style style:name="co10" style:family="table-column">
      <style:table-column-properties fo:break-before="auto" style:column-width="1.2028in"/>
    </style:style>
    <style:style style:name="ro1" style:family="table-row">
      <style:table-row-properties style:row-height="0.563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background-color="#99ccff"/>
      <style:text-properties style:font-name="Liberation Sans" fo:font-size="14pt" style:font-size-asian="14pt" style:font-size-complex="14pt"/>
    </style:style>
    <style:style style:name="ce2" style:family="table-cell" style:parent-style-name="Default" style:data-style-name="N121">
      <style:text-properties style:font-name="Inconsolata" fo:font-size="8pt"/>
    </style:style>
    <style:style style:name="ce3" style:family="table-cell" style:parent-style-name="Default" style:data-style-name="N121">
      <style:table-cell-properties fo:border="none"/>
      <style:text-properties style:font-name="Inconsolata" fo:font-size="8pt"/>
    </style:style>
    <style:style style:name="ce4" style:family="table-cell" style:parent-style-name="Default" style:data-style-name="N121">
      <style:table-cell-properties style:text-align-source="fix" style:repeat-content="false" fo:border="none"/>
      <style:paragraph-properties fo:text-align="end"/>
      <style:text-properties style:font-name="Inconsolata" fo:font-size="8pt"/>
    </style:style>
    <style:style style:name="ce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font-name="Inconsolata" fo:font-size="8pt"/>
    </style:style>
    <style:style style:name="ce6" style:family="table-cell" style:parent-style-name="Default" style:data-style-name="N121">
      <style:table-cell-properties fo:border-bottom="none" fo:border-left="none" fo:border-right="none" fo:border-top="0.06pt solid #000000"/>
      <style:text-properties style:font-name="Inconsolata" fo:font-size="8pt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/>
      <style:text-properties style:font-name="Inconsolata" fo:font-size="8pt"/>
    </style:style>
    <style:style style:name="ce8" style:family="table-cell" style:parent-style-name="Default">
      <style:text-properties style:font-name="Inconsolata"/>
    </style:style>
    <style:style style:name="ce9" style:family="table-cell" style:parent-style-name="Default">
      <style:table-cell-properties fo:border-bottom="0.06pt dotted #000000" fo:border-left="none" fo:border-right="none" fo:border-top="0.06pt dotted #000000"/>
      <style:text-properties style:font-name="Inconsolata"/>
    </style:style>
    <style:style style:name="ce10" style:family="table-cell" style:parent-style-name="Default">
      <style:table-cell-properties fo:border-bottom="0.06pt dotted #000000" fo:border-left="1.05pt solid #000000" fo:border-right="none" fo:border-top="1.05pt solid #000000"/>
      <style:text-properties style:font-name="Inconsolata"/>
    </style:style>
    <style:style style:name="ce11" style:family="table-cell" style:parent-style-name="Default">
      <style:table-cell-properties fo:border-bottom="0.06pt dotted #000000" fo:border-left="1.05pt solid #000000" fo:border-right="none" fo:border-top="0.06pt dotted #000000"/>
      <style:text-properties style:font-name="Inconsolata"/>
    </style:style>
    <style:style style:name="ce12" style:family="table-cell" style:parent-style-name="Default">
      <style:table-cell-properties fo:border-bottom="0.06pt solid #000000" fo:border-left="1.05pt solid #000000" fo:border-right="none" fo:border-top="0.06pt dotted #000000"/>
      <style:text-properties style:font-name="Inconsolata"/>
    </style:style>
    <style:style style:name="ce13" style:family="table-cell" style:parent-style-name="Default">
      <style:table-cell-properties fo:border-bottom="0.06pt dotted #000000" fo:border-left="none" fo:border-right="none" fo:border-top="1.05pt solid #000000"/>
      <style:text-properties style:font-name="Inconsolata"/>
    </style:style>
    <style:style style:name="ce14" style:family="table-cell" style:parent-style-name="Default">
      <style:table-cell-properties fo:border-bottom="0.06pt dotted #000000" fo:border-left="none" fo:border-right="1.05pt solid #000000" fo:border-top="0.06pt dotted #000000"/>
      <style:text-properties style:font-name="Inconsolata"/>
    </style:style>
    <style:style style:name="ce15" style:family="table-cell" style:parent-style-name="Default">
      <style:table-cell-properties fo:border-bottom="0.06pt solid #000000" fo:border-left="none" fo:border-right="none" fo:border-top="0.06pt dotted #000000"/>
      <style:text-properties style:font-name="Inconsolata"/>
    </style:style>
    <style:style style:name="ce16" style:family="table-cell" style:parent-style-name="Default">
      <style:table-cell-properties fo:border-bottom="0.06pt dotted #000000" fo:border-left="none" fo:border-right="1.05pt solid #000000" fo:border-top="1.05pt solid #000000"/>
      <style:text-properties style:font-name="Inconsolata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font-name="Inconsolata"/>
    </style:style>
    <style:style style:name="ce18" style:family="table-cell" style:parent-style-name="Default">
      <style:table-cell-properties fo:border="none"/>
      <style:text-properties style:font-name="Inconsolata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Inconsolata"/>
    </style:style>
    <style:style style:name="ce20" style:family="table-cell" style:parent-style-name="Default">
      <style:table-cell-properties fo:background-color="#ffff99"/>
      <style:text-properties style:font-name="Inconsolata"/>
    </style:style>
    <style:style style:name="ce21" style:family="table-cell" style:parent-style-name="Default">
      <style:table-cell-properties fo:border-bottom="none" fo:background-color="#ffff99" fo:border-left="none" fo:border-right="none" fo:border-top="0.06pt solid #000000"/>
      <style:text-properties style:font-name="Inconsolata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font-name="Inconsolata"/>
    </style:style>
    <style:style style:name="ce23" style:family="table-cell" style:parent-style-name="Default">
      <style:table-cell-properties fo:background-color="#999999"/>
      <style:text-properties style:font-name="Inconsolata"/>
    </style:style>
    <style:style style:name="ce24" style:family="table-cell" style:parent-style-name="Default">
      <style:table-cell-properties fo:border-bottom="0.06pt solid #000000" fo:background-color="#999999" fo:border-left="none" fo:border-right="none" fo:border-top="none"/>
      <style:text-properties style:font-name="Inconsolata"/>
    </style:style>
    <style:style style:name="ce25" style:family="table-cell" style:parent-style-name="Default">
      <style:table-cell-properties fo:border-bottom="none" fo:background-color="#999999" fo:border-left="none" fo:border-right="none" fo:border-top="0.06pt solid #000000"/>
      <style:text-properties style:font-name="Inconsolata"/>
    </style:style>
    <style:style style:name="ce26" style:family="table-cell" style:parent-style-name="Default">
      <style:table-cell-properties fo:background-color="#ffff99" fo:border="none"/>
      <style:text-properties style:font-name="Inconsolata"/>
    </style:style>
    <style:style style:name="ce27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style:font-name="Inconsolata" fo:font-size="12pt" fo:font-weight="bold"/>
    </style:style>
    <style:style style:name="ce28" style:family="table-cell" style:parent-style-name="Default">
      <style:table-cell-properties fo:background-color="#dd4814"/>
      <style:text-properties style:font-name="Inconsolata"/>
    </style:style>
    <style:style style:name="ce29" style:family="table-cell" style:parent-style-name="Default">
      <style:table-cell-properties fo:background-color="#dd4814" style:text-align-source="fix" style:repeat-content="false"/>
      <style:paragraph-properties fo:text-align="center"/>
      <style:text-properties style:font-name="Inconsolata"/>
    </style:style>
    <style:style style:name="ce30" style:family="table-cell" style:parent-style-name="Default">
      <style:table-cell-properties fo:border-bottom="none" fo:background-color="#dd4814" fo:border-left="none" fo:border-right="none" fo:border-top="0.06pt solid #000000"/>
      <style:text-properties style:font-name="Inconsolata"/>
    </style:style>
    <style:style style:name="ce31" style:family="table-cell" style:parent-style-name="Default">
      <style:table-cell-properties fo:background-color="#dd4814" fo:border="none"/>
      <style:text-properties style:font-name="Inconsolata"/>
    </style:style>
    <style:style style:name="ce32" style:family="table-cell" style:parent-style-name="Default">
      <style:table-cell-properties fo:background-color="#999999" fo:border="none"/>
      <style:text-properties style:font-name="Inconsolata"/>
    </style:style>
    <style:style style:name="ce33" style:family="table-cell" style:parent-style-name="Default">
      <style:table-cell-properties fo:border-bottom="0.06pt solid #000000" fo:background-color="#ffff99" fo:border-left="none" fo:border-right="none" fo:border-top="none"/>
      <style:text-properties style:font-name="Inconsolata"/>
    </style:style>
    <style:style style:name="ce34" style:family="table-cell" style:parent-style-name="Default">
      <style:table-cell-properties fo:border-bottom="0.06pt dotted #000000" fo:background-color="#cfe7f5" fo:border-left="0.06pt dashed #000000" fo:border-right="none" fo:border-top="1.05pt solid #000000"/>
      <style:text-properties style:font-name="Inconsolata"/>
    </style:style>
    <style:style style:name="ce35" style:family="table-cell" style:parent-style-name="Default">
      <style:table-cell-properties fo:border-bottom="0.06pt solid #000000" fo:background-color="#cfe7f5" fo:border-left="0.06pt dashed #000000" fo:border-right="none" fo:border-top="0.06pt dotted #000000"/>
      <style:text-properties style:font-name="Inconsolata"/>
    </style:style>
    <style:style style:name="ce36" style:family="table-cell" style:parent-style-name="Default">
      <style:table-cell-properties fo:border-bottom="0.06pt dotted #000000" fo:background-color="#cfe7f5" fo:border-left="0.06pt dashed #000000" fo:border-right="none" fo:border-top="0.06pt dotted #000000"/>
      <style:text-properties style:font-name="Inconsolata"/>
    </style:style>
    <style:style style:name="ce37" style:family="table-cell" style:parent-style-name="Default">
      <style:table-cell-properties fo:border-bottom="0.06pt dotted #000000" fo:background-color="#cfe7f5" fo:border-left="none" fo:border-right="0.06pt dashed #000000" fo:border-top="1.05pt solid #000000"/>
      <style:text-properties style:font-name="Inconsolata"/>
    </style:style>
    <style:style style:name="ce38" style:family="table-cell" style:parent-style-name="Default">
      <style:table-cell-properties fo:border-bottom="0.06pt solid #000000" fo:background-color="#cfe7f5" fo:border-left="none" fo:border-right="0.06pt dashed #000000" fo:border-top="0.06pt dotted #000000"/>
      <style:text-properties style:font-name="Inconsolata"/>
    </style:style>
    <style:style style:name="ce39" style:family="table-cell" style:parent-style-name="Default">
      <style:table-cell-properties fo:border-bottom="0.06pt dotted #000000" fo:background-color="#cfe7f5" fo:border-left="none" fo:border-right="0.06pt dashed #000000" fo:border-top="0.06pt dotted #000000"/>
      <style:text-properties style:font-name="Inconsolata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9.6 simple" table:style-name="ta1">
        <office:forms form:automatic-focus="false" form:apply-design-mode="false"/>
        <table:shapes>
          <draw:custom-shape draw:z-index="0" draw:style-name="gr1" draw:text-style-name="P1" svg:width="1.7004in" svg:height="0.9492in" svg:x="2.9965in" svg:y="9.7224in">
            <text:p text:style-name="P1">Code starts here with </text:p>
            <text:p text:style-name="P1">X pointing to data and </text:p>
            <text:p text:style-name="P1">a byte count in 16-bit</text:p>
            <text:p text:style-name="P1">register 'bytes'</text:p>
            <draw:enhanced-geometry svg:viewBox="0 0 21600 21600" draw:text-areas="800 800 20800 20800" draw:type="round-rectangular-callout" draw:modifiers="-2290 16952.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4" table:default-cell-style-name="ce8"/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column table:style-name="co1" table:number-columns-repeated="4" table:default-cell-style-name="ce8"/>
        <table:table-column table:style-name="co6" table:number-columns-repeated="998" table:default-cell-style-name="ce8"/>
        <table:table-row table:style-name="ro1">
          <table:table-cell table:style-name="ce1" office:value-type="string" calcext:value-type="string" table:number-columns-spanned="21" table:number-rows-spanned="1">
            <text:p>The code below sends a series of bytes to a given bit of a hard coded port in WS2811-format. </text:p>
            <text:p>Code starts in block marked with &lt;start&gt;.</text:p>
          </table:table-cell>
          <table:covered-table-cell table:number-columns-repeated="20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/>
          <table:table-cell table:style-name="ce14"/>
          <table:table-cell office:value-type="string" calcext:value-type="string">
            <text:p>P1x18</text:p>
          </table:table-cell>
          <table:table-cell table:style-name="ce20"/>
          <table:table-cell table:number-columns-repeated="101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port, down</text:p>
          </table:table-cell>
          <table:table-cell table:number-columns-repeated="10"/>
          <table:table-cell table:style-name="ce3" office:value-type="float" office:value="19" calcext:value-type="float">
            <text:p>19</text:p>
          </table:table-cell>
          <table:table-cell table:style-name="ce10"/>
          <table:table-cell table:style-name="ce13"/>
          <table:table-cell office:value-type="string" calcext:value-type="string">
            <text:p>P0x19</text:p>
          </table:table-cell>
          <table:table-cell table:style-name="ce20" office:value-type="string" calcext:value-type="string">
            <text:p>OUT port, down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1a</text:p>
          </table:table-cell>
          <table:table-cell table:style-name="ce11"/>
          <table:table-cell table:style-name="ce9"/>
          <table:table-cell/>
          <table:table-cell table:style-name="ce20"/>
          <table:table-cell table:number-columns-repeated="10"/>
          <table:table-cell table:style-name="ce4" office:value-type="string" calcext:value-type="string">
            <text:p>1a</text:p>
          </table:table-cell>
          <table:table-cell table:style-name="ce11"/>
          <table:table-cell table:style-name="ce9"/>
          <table:table-cell office:value-type="string" calcext:value-type="string">
            <text:p>P0x1a</text:p>
          </table:table-cell>
          <table:table-cell table:style-name="ce20"/>
          <table:table-cell table:number-columns-repeated="1004"/>
        </table:table-row>
        <table:table-row table:style-name="ro2"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 office:value-type="string" calcext:value-type="string">
            <text:p>P1x1b</text:p>
          </table:table-cell>
          <table:table-cell table:style-name="ce20"/>
          <table:table-cell table:number-columns-repeated="10"/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/>
          <table:table-cell table:style-name="ce20"/>
          <table:table-cell table:number-columns-repeated="1004"/>
        </table:table-row>
        <table:table-row table:style-name="ro2"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 office:value-type="string" calcext:value-type="string">
            <text:p>L1x00</text:p>
          </table:table-cell>
          <table:table-cell table:style-name="ce21" office:value-type="string" calcext:value-type="string">
            <text:p>OUT port, up</text:p>
          </table:table-cell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/>
          <table:table-cell table:style-name="ce25"/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/>
          <table:table-cell table:style-name="ce25"/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 office:value-type="string" calcext:value-type="string">
            <text:p>L0x00</text:p>
          </table:table-cell>
          <table:table-cell table:style-name="ce21" office:value-type="string" calcext:value-type="string">
            <text:p>OUT port, up</text:p>
          </table:table-cell>
          <table:table-cell table:style-name="ce27" office:value-type="string" calcext:value-type="string" table:number-columns-spanned="1" table:number-rows-spanned="24">
            <text:p>Possibly last bits</text:p>
          </table:table-cell>
          <table:table-cell table:number-columns-repeated="1003"/>
        </table:table-row>
        <table:table-row table:style-name="ro2"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0"/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3"/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3"/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0"/>
          <table:covered-table-cell table:style-name="ce27"/>
          <table:table-cell table:number-columns-repeated="1003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 table:style-name="ce18"/>
          <table:table-cell table:style-name="ce20" office:value-type="string" calcext:value-type="string">
            <text:p>LSL data</text:p>
          </table:table-cell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3"/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3"/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3">
          <table:table-cell table:style-name="ce3" office:value-type="float" office:value="3" calcext:value-type="float">
            <text:p>03</text:p>
          </table:table-cell>
          <table:table-cell table:style-name="ce9"/>
          <table:table-cell table:style-name="ce14"/>
          <table:table-cell table:style-name="ce18"/>
          <table:table-cell table:style-name="ce20" office:value-type="string" calcext:value-type="string">
            <text:p>BRCS <text:span text:style-name="T1">L1105</text:span></text:p>
          </table:table-cell>
          <table:table-cell table:style-name="ce3" office:value-type="float" office:value="3" calcext:value-type="float">
            <text:p>03</text:p>
          </table:table-cell>
          <table:table-cell table:style-name="ce9"/>
          <table:table-cell table:style-name="ce14"/>
          <table:table-cell/>
          <table:table-cell table:style-name="ce23"/>
          <table:table-cell table:style-name="ce3" office:value-type="float" office:value="3" calcext:value-type="float">
            <text:p>03</text:p>
          </table:table-cell>
          <table:table-cell table:style-name="ce10"/>
          <table:table-cell table:style-name="ce13"/>
          <table:table-cell/>
          <table:table-cell table:style-name="ce23"/>
          <table:table-cell table:style-name="ce3" office:value-type="float" office:value="3" calcext:value-type="float">
            <text:p>03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port, down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4" calcext:value-type="float">
            <text:p>04</text:p>
          </table:table-cell>
          <table:table-cell table:style-name="ce9"/>
          <table:table-cell table:style-name="ce14"/>
          <table:table-cell table:style-name="ce18"/>
          <table:table-cell table:style-name="ce20" office:value-type="string" calcext:value-type="string">
            <text:p>SUBI bits, 1</text:p>
          </table:table-cell>
          <table:table-cell office:value-type="float" office:value="4" calcext:value-type="float">
            <text:p>04</text:p>
          </table:table-cell>
          <table:table-cell table:style-name="ce9"/>
          <table:table-cell table:style-name="ce14"/>
          <table:table-cell/>
          <table:table-cell table:style-name="ce23"/>
          <table:table-cell office:value-type="float" office:value="4" calcext:value-type="float">
            <text:p>04</text:p>
          </table:table-cell>
          <table:table-cell table:style-name="ce12"/>
          <table:table-cell table:style-name="ce15"/>
          <table:table-cell/>
          <table:table-cell table:style-name="ce23"/>
          <table:table-cell office:value-type="float" office:value="4" calcext:value-type="float">
            <text:p>04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BRCC <text:span text:style-name="T1">L0006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3" office:value-type="float" office:value="5" calcext:value-type="float">
            <text:p>05</text:p>
          </table:table-cell>
          <table:table-cell table:style-name="ce9"/>
          <table:table-cell table:style-name="ce14"/>
          <table:table-cell table:style-name="ce18"/>
          <table:table-cell table:style-name="ce20" office:value-type="string" calcext:value-type="string">
            <text:p>BRNE <text:span text:style-name="T1">M1007</text:span></text:p>
          </table:table-cell>
          <table:table-cell table:style-name="ce3" office:value-type="float" office:value="5" calcext:value-type="float">
            <text:p>05</text:p>
          </table:table-cell>
          <table:table-cell table:style-name="ce9"/>
          <table:table-cell table:style-name="ce14"/>
          <table:table-cell office:value-type="string" calcext:value-type="string">
            <text:p>L1105</text:p>
          </table:table-cell>
          <table:table-cell table:style-name="ce20" office:value-type="string" calcext:value-type="string">
            <text:p>SUBI bits, 1</text:p>
          </table:table-cell>
          <table:table-cell table:style-name="ce3" office:value-type="float" office:value="5" calcext:value-type="float">
            <text:p>05</text:p>
          </table:table-cell>
          <table:table-cell table:style-name="ce11"/>
          <table:table-cell table:style-name="ce9"/>
          <table:table-cell/>
          <table:table-cell table:style-name="ce23"/>
          <table:table-cell table:style-name="ce3" office:value-type="float" office:value="5" calcext:value-type="float">
            <text:p>05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SUBI bits, 1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6" calcext:value-type="float">
            <text:p>06</text:p>
          </table:table-cell>
          <table:table-cell table:style-name="ce9"/>
          <table:table-cell table:style-name="ce14"/>
          <table:table-cell table:style-name="ce18"/>
          <table:table-cell table:style-name="ce20" office:value-type="string" calcext:value-type="string">
            <text:p>LD data, X+</text:p>
          </table:table-cell>
          <table:table-cell office:value-type="float" office:value="6" calcext:value-type="float">
            <text:p>06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NE <text:span text:style-name="T1">Mx108</text:span></text:p>
          </table:table-cell>
          <table:table-cell office:value-type="float" office:value="6" calcext:value-type="float">
            <text:p>06</text:p>
          </table:table-cell>
          <table:table-cell table:style-name="ce11"/>
          <table:table-cell table:style-name="ce9"/>
          <table:table-cell office:value-type="string" calcext:value-type="string">
            <text:p>L0006</text:p>
          </table:table-cell>
          <table:table-cell table:style-name="ce20" office:value-type="string" calcext:value-type="string">
            <text:p>SUBI bits, 1</text:p>
          </table:table-cell>
          <table:table-cell office:value-type="float" office:value="6" calcext:value-type="float">
            <text:p>06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BRNE <text:span text:style-name="T1">Mx108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3" office:value-type="float" office:value="7" calcext:value-type="float">
            <text:p>07</text:p>
          </table:table-cell>
          <table:table-cell table:style-name="ce9"/>
          <table:table-cell table:style-name="ce14"/>
          <table:table-cell table:style-name="ce18"/>
          <table:table-cell table:style-name="ce22" office:value-type="string" calcext:value-type="string">
            <text:p>^^^</text:p>
          </table:table-cell>
          <table:table-cell table:style-name="ce3" office:value-type="float" office:value="7" calcext:value-type="float">
            <text:p>07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LD data, X+</text:p>
          </table:table-cell>
          <table:table-cell table:style-name="ce3" office:value-type="float" office:value="7" calcext:value-type="float">
            <text:p>07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BRNE <text:span text:style-name="T1">Mx009</text:span></text:p>
          </table:table-cell>
          <table:table-cell table:style-name="ce3" office:value-type="float" office:value="7" calcext:value-type="float">
            <text:p>07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LD data, X+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9"/>
          <table:table-cell table:style-name="ce14"/>
          <table:table-cell table:style-name="ce18"/>
          <table:table-cell table:style-name="ce20" office:value-type="string" calcext:value-type="string">
            <text:p>LDI bits, 4</text:p>
          </table:table-cell>
          <table:table-cell office:value-type="float" office:value="8" calcext:value-type="float">
            <text:p>08</text:p>
          </table:table-cell>
          <table:table-cell table:style-name="ce9"/>
          <table:table-cell table:style-name="ce14"/>
          <table:table-cell/>
          <table:table-cell table:style-name="ce22" office:value-type="string" calcext:value-type="string">
            <text:p>^^^</text:p>
          </table:table-cell>
          <table:table-cell office:value-type="float" office:value="8" calcext:value-type="float">
            <text:p>08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LD data, X+</text:p>
          </table:table-cell>
          <table:table-cell office:value-type="float" office:value="8" calcext:value-type="float">
            <text:p>08</text:p>
          </table:table-cell>
          <table:table-cell table:style-name="ce11"/>
          <table:table-cell table:style-name="ce9"/>
          <table:table-cell/>
          <table:table-cell table:style-name="ce22" office:value-type="string" calcext:value-type="string">
            <text:p>^^^</text:p>
          </table:table-cell>
          <table:covered-table-cell/>
          <table:table-cell table:number-columns-repeated="1003"/>
        </table:table-row>
        <table:table-row table:style-name="ro2">
          <table:table-cell table:style-name="ce3" office:value-type="float" office:value="9" calcext:value-type="float">
            <text:p>09</text:p>
          </table:table-cell>
          <table:table-cell table:style-name="ce10"/>
          <table:table-cell table:style-name="ce13"/>
          <table:table-cell table:style-name="ce18"/>
          <table:table-cell table:style-name="ce20" office:value-type="string" calcext:value-type="string">
            <text:p>OUT port, down</text:p>
          </table:table-cell>
          <table:table-cell table:style-name="ce3" office:value-type="float" office:value="9" calcext:value-type="float">
            <text:p>09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port, down</text:p>
          </table:table-cell>
          <table:table-cell table:style-name="ce3" office:value-type="float" office:value="9" calcext:value-type="float">
            <text:p>09</text:p>
          </table:table-cell>
          <table:table-cell table:style-name="ce11"/>
          <table:table-cell table:style-name="ce9"/>
          <table:table-cell/>
          <table:table-cell table:style-name="ce22" office:value-type="string" calcext:value-type="string">
            <text:p>^^^</text:p>
          </table:table-cell>
          <table:table-cell table:style-name="ce3" office:value-type="float" office:value="9" calcext:value-type="float">
            <text:p>09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LDI bits, 4</text:p>
          </table:table-cell>
          <table:covered-table-cell/>
          <table:table-cell table:number-columns-repeated="1003"/>
        </table:table-row>
        <table:table-row table:style-name="ro2"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 table:style-name="ce18"/>
          <table:table-cell table:style-name="ce20"/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/>
          <table:table-cell table:style-name="ce20"/>
          <table:table-cell table:style-name="ce4" office:value-type="string" calcext:value-type="string">
            <text:p>0a</text:p>
          </table:table-cell>
          <table:table-cell table:style-name="ce11"/>
          <table:table-cell table:style-name="ce9"/>
          <table:table-cell/>
          <table:table-cell table:style-name="ce22"/>
          <table:table-cell table:style-name="ce4" office:value-type="string" calcext:value-type="string">
            <text:p>0a</text:p>
          </table:table-cell>
          <table:table-cell table:style-name="ce11"/>
          <table:table-cell table:style-name="ce9"/>
          <table:table-cell/>
          <table:table-cell table:style-name="ce20"/>
          <table:covered-table-cell/>
          <table:table-cell table:number-columns-repeated="1003"/>
        </table:table-row>
        <table:table-row table:style-name="ro2"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 table:style-name="ce18"/>
          <table:table-cell table:style-name="ce20"/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LDI bits, 4</text:p>
          </table:table-cell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LDI bits, 4</text:p>
          </table:table-cell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/>
          <table:table-cell table:style-name="ce20"/>
          <table:covered-table-cell/>
          <table:table-cell table:number-columns-repeated="100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/>
          <table:table-cell table:style-name="ce21" office:value-type="string" calcext:value-type="string">
            <text:p>OUT port, up</text:p>
          </table:table-cell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/>
          <table:table-cell table:style-name="ce21" office:value-type="string" calcext:value-type="string">
            <text:p>OUT port, up</text:p>
          </table:table-cell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/>
          <table:table-cell table:style-name="ce21" office:value-type="string" calcext:value-type="string">
            <text:p>OUT port, up</text:p>
          </table:table-cell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/>
          <table:table-cell table:style-name="ce21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 table:style-name="ce18"/>
          <table:table-cell table:style-name="ce20"/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 table:style-name="ce18"/>
          <table:table-cell table:style-name="ce20"/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 table:style-name="ce18"/>
          <table:table-cell table:style-name="ce20"/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 table:style-name="ce18"/>
          <table:table-cell table:style-name="ce20"/>
          <table:covered-table-cell/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 table:style-name="ce18"/>
          <table:table-cell table:style-name="ce20"/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SUBIW bytes, 1</text:p>
          </table:table-cell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 table:style-name="ce18"/>
          <table:table-cell table:style-name="ce20"/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SUBIW bytes, 1</text:p>
          </table:table-cell>
          <table:covered-table-cell/>
          <table:table-cell table:number-columns-repeated="100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0"/>
          <table:table-cell table:style-name="ce13"/>
          <table:table-cell table:style-name="ce18"/>
          <table:table-cell table:style-name="ce20" office:value-type="string" calcext:value-type="string">
            <text:p>OUT port, down</text:p>
          </table:table-cell>
          <table:table-cell table:style-name="ce3" office:value-type="float" office:value="13" calcext:value-type="float">
            <text:p>13</text:p>
          </table:table-cell>
          <table:table-cell table:style-name="ce9"/>
          <table:table-cell table:style-name="ce14"/>
          <table:table-cell/>
          <table:table-cell table:style-name="ce22" office:value-type="string" calcext:value-type="string">
            <text:p>^^^</text:p>
          </table:table-cell>
          <table:table-cell table:style-name="ce3" office:value-type="float" office:value="13" calcext:value-type="float">
            <text:p>13</text:p>
          </table:table-cell>
          <table:table-cell table:style-name="ce10"/>
          <table:table-cell table:style-name="ce13"/>
          <table:table-cell table:style-name="ce18"/>
          <table:table-cell table:style-name="ce20" office:value-type="string" calcext:value-type="string">
            <text:p>OUT port, down</text:p>
          </table:table-cell>
          <table:table-cell table:style-name="ce3" office:value-type="float" office:value="13" calcext:value-type="float">
            <text:p>13</text:p>
          </table:table-cell>
          <table:table-cell table:style-name="ce9"/>
          <table:table-cell table:style-name="ce14"/>
          <table:table-cell/>
          <table:table-cell table:style-name="ce22" office:value-type="string" calcext:value-type="string">
            <text:p>^^^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2"/>
          <table:table-cell table:style-name="ce15"/>
          <table:table-cell table:style-name="ce18"/>
          <table:table-cell table:style-name="ce20" office:value-type="string" calcext:value-type="string">
            <text:p>SUBIW bytes, 1</text:p>
          </table:table-cell>
          <table:table-cell office:value-type="float" office:value="14" calcext:value-type="float">
            <text:p>14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EQ <text:span text:style-name="T1">Hx116</text:span>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table:style-name="ce15"/>
          <table:table-cell table:style-name="ce18"/>
          <table:table-cell table:style-name="ce20" office:value-type="string" calcext:value-type="string">
            <text:p>SUBIW bytes, 1</text:p>
          </table:table-cell>
          <table:table-cell office:value-type="float" office:value="14" calcext:value-type="float">
            <text:p>14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EQ <text:span text:style-name="T1">Hx116</text:span></text:p>
          </table:table-cell>
          <table:covered-table-cell/>
          <table:table-cell table:number-columns-repeated="100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1"/>
          <table:table-cell table:style-name="ce9"/>
          <table:table-cell table:style-name="ce18"/>
          <table:table-cell table:style-name="ce22" office:value-type="string" calcext:value-type="string">
            <text:p>^^^</text:p>
          </table:table-cell>
          <table:table-cell table:style-name="ce3" office:value-type="float" office:value="15" calcext:value-type="float">
            <text:p>15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LSL data</text:p>
          </table:table-cell>
          <table:table-cell table:style-name="ce3" office:value-type="float" office:value="15" calcext:value-type="float">
            <text:p>15</text:p>
          </table:table-cell>
          <table:table-cell table:style-name="ce11"/>
          <table:table-cell table:style-name="ce9"/>
          <table:table-cell table:style-name="ce18"/>
          <table:table-cell table:style-name="ce22" office:value-type="string" calcext:value-type="string">
            <text:p>^^^</text:p>
          </table:table-cell>
          <table:table-cell table:style-name="ce3" office:value-type="float" office:value="15" calcext:value-type="float">
            <text:p>15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1"/>
          <table:table-cell table:style-name="ce9"/>
          <table:table-cell table:style-name="ce18"/>
          <table:table-cell table:style-name="ce20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11"/>
          <table:table-cell table:style-name="ce9"/>
          <table:table-cell table:style-name="ce18"/>
          <table:table-cell table:style-name="ce20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CS <text:span text:style-name="T1">P1x18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LSL data</text:p>
          </table:table-cell>
          <table:table-cell table:style-name="ce3" office:value-type="float" office:value="17" calcext:value-type="float">
            <text:p>17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RJMP <text:span text:style-name="T1">P0x19</text:span></text:p>
          </table:table-cell>
          <table:table-cell table:style-name="ce3" office:value-type="float" office:value="17" calcext:value-type="float">
            <text:p>17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LSL data</text:p>
          </table:table-cell>
          <table:table-cell table:style-name="ce3" office:value-type="float" office:value="17" calcext:value-type="float">
            <text:p>17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RJMP <text:span text:style-name="T1">P0x19</text:span>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 table:style-name="ce14"/>
          <table:table-cell/>
          <table:table-cell table:style-name="ce23"/>
          <table:table-cell office:value-type="float" office:value="18" calcext:value-type="float">
            <text:p>18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 table:style-name="ce14"/>
          <table:table-cell/>
          <table:table-cell table:style-name="ce23"/>
          <table:covered-table-cell/>
          <table:table-cell table:number-columns-repeated="1003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1"/>
          <table:table-cell table:style-name="ce9"/>
          <table:table-cell table:style-name="ce18"/>
          <table:table-cell table:style-name="ce20" office:value-type="string" calcext:value-type="string">
            <text:p>RJMP <text:span text:style-name="T1">P1x1b</text:span></text:p>
          </table:table-cell>
          <table:table-cell table:style-name="ce3" office:value-type="float" office:value="19" calcext:value-type="float">
            <text:p>19</text:p>
          </table:table-cell>
          <table:table-cell table:style-name="ce10"/>
          <table:table-cell table:style-name="ce13"/>
          <table:table-cell/>
          <table:table-cell table:style-name="ce23"/>
          <table:table-cell table:style-name="ce3" office:value-type="float" office:value="19" calcext:value-type="float">
            <text:p>19</text:p>
          </table:table-cell>
          <table:table-cell table:style-name="ce11"/>
          <table:table-cell table:style-name="ce9"/>
          <table:table-cell table:style-name="ce18"/>
          <table:table-cell table:style-name="ce20" office:value-type="string" calcext:value-type="string">
            <text:p>RJMP <text:span text:style-name="T1">P1x1b</text:span></text:p>
          </table:table-cell>
          <table:table-cell table:style-name="ce3" office:value-type="float" office:value="19" calcext:value-type="float">
            <text:p>19</text:p>
          </table:table-cell>
          <table:table-cell table:style-name="ce10"/>
          <table:table-cell table:style-name="ce13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table:style-name="ce4" office:value-type="string" calcext:value-type="string">
            <text:p>1a</text:p>
          </table:table-cell>
          <table:table-cell table:style-name="ce12"/>
          <table:table-cell table:style-name="ce15"/>
          <table:table-cell table:style-name="ce18"/>
          <table:table-cell table:style-name="ce23"/>
          <table:table-cell table:style-name="ce4" office:value-type="string" calcext:value-type="string">
            <text:p>1a</text:p>
          </table:table-cell>
          <table:table-cell table:style-name="ce12"/>
          <table:table-cell table:style-name="ce15"/>
          <table:table-cell table:style-name="ce18"/>
          <table:table-cell table:style-name="ce23"/>
          <table:table-cell table:style-name="ce4" office:value-type="string" calcext:value-type="string">
            <text:p>1a</text:p>
          </table:table-cell>
          <table:table-cell table:style-name="ce12"/>
          <table:table-cell table:style-name="ce15"/>
          <table:table-cell table:style-name="ce18"/>
          <table:table-cell table:style-name="ce23"/>
          <table:table-cell table:style-name="ce4" office:value-type="string" calcext:value-type="string">
            <text:p>1a</text:p>
          </table:table-cell>
          <table:table-cell table:style-name="ce12"/>
          <table:table-cell table:style-name="ce15"/>
          <table:table-cell table:style-name="ce18"/>
          <table:table-cell table:style-name="ce23"/>
          <table:covered-table-cell/>
          <table:table-cell table:number-columns-repeated="1003"/>
        </table:table-row>
        <table:table-row table:style-name="ro2"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 table:style-name="ce19"/>
          <table:table-cell table:style-name="ce24"/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 table:style-name="ce19"/>
          <table:table-cell table:style-name="ce24"/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 table:style-name="ce19"/>
          <table:table-cell table:style-name="ce24"/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 table:style-name="ce19"/>
          <table:table-cell table:style-name="ce24"/>
          <table:covered-table-cell/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/>
          <table:table-cell table:style-name="ce25"/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/>
          <table:table-cell table:style-name="ce25"/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/>
          <table:table-cell table:style-name="ce25"/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/>
          <table:table-cell table:style-name="ce25"/>
          <table:table-cell table:style-name="ce27" office:value-type="string" calcext:value-type="string" table:number-columns-spanned="1" table:number-rows-spanned="24">
            <text:p>In-byte (not last bits)</text:p>
          </table:table-cell>
          <table:table-cell table:number-columns-repeated="1003"/>
        </table:table-row>
        <table:table-row table:style-name="ro2"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3"/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3"/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3"/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3"/>
          <table:covered-table-cell table:style-name="ce27"/>
          <table:table-cell table:number-columns-repeated="1003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 table:style-name="ce18"/>
          <table:table-cell table:style-name="ce23"/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3"/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3"/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table:style-name="ce3" office:value-type="float" office:value="3" calcext:value-type="float">
            <text:p>03</text:p>
          </table:table-cell>
          <table:table-cell table:style-name="ce9"/>
          <table:table-cell table:style-name="ce14"/>
          <table:table-cell table:style-name="ce18"/>
          <table:table-cell table:style-name="ce23"/>
          <table:table-cell table:style-name="ce3" office:value-type="float" office:value="3" calcext:value-type="float">
            <text:p>03</text:p>
          </table:table-cell>
          <table:table-cell table:style-name="ce9"/>
          <table:table-cell table:style-name="ce14"/>
          <table:table-cell/>
          <table:table-cell table:style-name="ce23"/>
          <table:table-cell table:style-name="ce3" office:value-type="float" office:value="3" calcext:value-type="float">
            <text:p>03</text:p>
          </table:table-cell>
          <table:table-cell table:style-name="ce10"/>
          <table:table-cell table:style-name="ce13"/>
          <table:table-cell/>
          <table:table-cell table:style-name="ce23"/>
          <table:table-cell table:style-name="ce3" office:value-type="float" office:value="3" calcext:value-type="float">
            <text:p>03</text:p>
          </table:table-cell>
          <table:table-cell table:style-name="ce10"/>
          <table:table-cell table:style-name="ce13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9"/>
          <table:table-cell table:style-name="ce14"/>
          <table:table-cell table:style-name="ce18"/>
          <table:table-cell table:style-name="ce23"/>
          <table:table-cell office:value-type="float" office:value="4" calcext:value-type="float">
            <text:p>04</text:p>
          </table:table-cell>
          <table:table-cell table:style-name="ce9"/>
          <table:table-cell table:style-name="ce14"/>
          <table:table-cell/>
          <table:table-cell table:style-name="ce23"/>
          <table:table-cell office:value-type="float" office:value="4" calcext:value-type="float">
            <text:p>04</text:p>
          </table:table-cell>
          <table:table-cell table:style-name="ce12"/>
          <table:table-cell table:style-name="ce15"/>
          <table:table-cell/>
          <table:table-cell table:style-name="ce23"/>
          <table:table-cell office:value-type="float" office:value="4" calcext:value-type="float">
            <text:p>04</text:p>
          </table:table-cell>
          <table:table-cell table:style-name="ce12"/>
          <table:table-cell table:style-name="ce15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table:style-name="ce3" office:value-type="float" office:value="5" calcext:value-type="float">
            <text:p>05</text:p>
          </table:table-cell>
          <table:table-cell table:style-name="ce9"/>
          <table:table-cell table:style-name="ce14"/>
          <table:table-cell table:style-name="ce18"/>
          <table:table-cell table:style-name="ce23"/>
          <table:table-cell table:style-name="ce3" office:value-type="float" office:value="5" calcext:value-type="float">
            <text:p>05</text:p>
          </table:table-cell>
          <table:table-cell table:style-name="ce9"/>
          <table:table-cell table:style-name="ce14"/>
          <table:table-cell/>
          <table:table-cell table:style-name="ce23"/>
          <table:table-cell table:style-name="ce3" office:value-type="float" office:value="5" calcext:value-type="float">
            <text:p>05</text:p>
          </table:table-cell>
          <table:table-cell table:style-name="ce11"/>
          <table:table-cell table:style-name="ce9"/>
          <table:table-cell/>
          <table:table-cell table:style-name="ce23"/>
          <table:table-cell table:style-name="ce3" office:value-type="float" office:value="5" calcext:value-type="float">
            <text:p>05</text:p>
          </table:table-cell>
          <table:table-cell table:style-name="ce11"/>
          <table:table-cell table:style-name="ce9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9"/>
          <table:table-cell table:style-name="ce14"/>
          <table:table-cell table:style-name="ce18"/>
          <table:table-cell table:style-name="ce23"/>
          <table:table-cell office:value-type="float" office:value="6" calcext:value-type="float">
            <text:p>06</text:p>
          </table:table-cell>
          <table:table-cell table:style-name="ce9"/>
          <table:table-cell table:style-name="ce14"/>
          <table:table-cell/>
          <table:table-cell table:style-name="ce23"/>
          <table:table-cell office:value-type="float" office:value="6" calcext:value-type="float">
            <text:p>06</text:p>
          </table:table-cell>
          <table:table-cell table:style-name="ce11"/>
          <table:table-cell table:style-name="ce9"/>
          <table:table-cell/>
          <table:table-cell table:style-name="ce23"/>
          <table:table-cell office:value-type="float" office:value="6" calcext:value-type="float">
            <text:p>06</text:p>
          </table:table-cell>
          <table:table-cell table:style-name="ce11"/>
          <table:table-cell table:style-name="ce9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table:style-name="ce3" office:value-type="float" office:value="7" calcext:value-type="float">
            <text:p>07</text:p>
          </table:table-cell>
          <table:table-cell table:style-name="ce9"/>
          <table:table-cell table:style-name="ce14"/>
          <table:table-cell table:style-name="ce18" office:value-type="string" calcext:value-type="string">
            <text:p>M1007</text:p>
          </table:table-cell>
          <table:table-cell table:style-name="ce20"/>
          <table:table-cell table:style-name="ce3" office:value-type="float" office:value="7" calcext:value-type="float">
            <text:p>07</text:p>
          </table:table-cell>
          <table:table-cell table:style-name="ce9"/>
          <table:table-cell table:style-name="ce14"/>
          <table:table-cell/>
          <table:table-cell table:style-name="ce23"/>
          <table:table-cell table:style-name="ce3" office:value-type="float" office:value="7" calcext:value-type="float">
            <text:p>07</text:p>
          </table:table-cell>
          <table:table-cell table:style-name="ce11"/>
          <table:table-cell table:style-name="ce9"/>
          <table:table-cell/>
          <table:table-cell table:style-name="ce23"/>
          <table:table-cell table:style-name="ce3" office:value-type="float" office:value="7" calcext:value-type="float">
            <text:p>07</text:p>
          </table:table-cell>
          <table:table-cell table:style-name="ce11"/>
          <table:table-cell table:style-name="ce9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9"/>
          <table:table-cell table:style-name="ce14"/>
          <table:table-cell table:style-name="ce18"/>
          <table:table-cell table:style-name="ce22"/>
          <table:table-cell office:value-type="float" office:value="8" calcext:value-type="float">
            <text:p>08</text:p>
          </table:table-cell>
          <table:table-cell table:style-name="ce9"/>
          <table:table-cell table:style-name="ce14"/>
          <table:table-cell office:value-type="string" calcext:value-type="string">
            <text:p>Mx108</text:p>
          </table:table-cell>
          <table:table-cell table:style-name="ce20"/>
          <table:table-cell office:value-type="float" office:value="8" calcext:value-type="float">
            <text:p>08</text:p>
          </table:table-cell>
          <table:table-cell table:style-name="ce11"/>
          <table:table-cell table:style-name="ce9"/>
          <table:table-cell/>
          <table:table-cell table:style-name="ce23"/>
          <table:table-cell office:value-type="float" office:value="8" calcext:value-type="float">
            <text:p>08</text:p>
          </table:table-cell>
          <table:table-cell table:style-name="ce11"/>
          <table:table-cell table:style-name="ce9"/>
          <table:table-cell office:value-type="string" calcext:value-type="string">
            <text:p>M0108</text:p>
          </table:table-cell>
          <table:table-cell table:style-name="ce28"/>
          <table:covered-table-cell/>
          <table:table-cell table:number-columns-repeated="1003"/>
        </table:table-row>
        <table:table-row table:style-name="ro2">
          <table:table-cell table:style-name="ce3" office:value-type="float" office:value="9" calcext:value-type="float">
            <text:p>09</text:p>
          </table:table-cell>
          <table:table-cell table:style-name="ce10"/>
          <table:table-cell table:style-name="ce13"/>
          <table:table-cell table:style-name="ce18" office:value-type="string" calcext:value-type="string">
            <text:p>Mx009</text:p>
          </table:table-cell>
          <table:table-cell table:style-name="ce20" office:value-type="string" calcext:value-type="string">
            <text:p>OUT port, down</text:p>
          </table:table-cell>
          <table:table-cell table:style-name="ce3" office:value-type="float" office:value="9" calcext:value-type="float">
            <text:p>09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port, down</text:p>
          </table:table-cell>
          <table:table-cell table:style-name="ce3" office:value-type="float" office:value="9" calcext:value-type="float">
            <text:p>09</text:p>
          </table:table-cell>
          <table:table-cell table:style-name="ce11"/>
          <table:table-cell table:style-name="ce9"/>
          <table:table-cell office:value-type="string" calcext:value-type="string">
            <text:p>M0009</text:p>
          </table:table-cell>
          <table:table-cell table:style-name="ce28"/>
          <table:table-cell table:style-name="ce3" office:value-type="float" office:value="9" calcext:value-type="float">
            <text:p>09</text:p>
          </table:table-cell>
          <table:table-cell table:style-name="ce11"/>
          <table:table-cell table:style-name="ce9"/>
          <table:table-cell/>
          <table:table-cell table:style-name="ce28"/>
          <table:covered-table-cell/>
          <table:table-cell table:number-columns-repeated="1003"/>
        </table:table-row>
        <table:table-row table:style-name="ro2"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 table:style-name="ce18"/>
          <table:table-cell table:style-name="ce20"/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 table:style-name="ce18"/>
          <table:table-cell table:style-name="ce20"/>
          <table:table-cell table:style-name="ce4" office:value-type="string" calcext:value-type="string">
            <text:p>0a</text:p>
          </table:table-cell>
          <table:table-cell table:style-name="ce11"/>
          <table:table-cell table:style-name="ce9"/>
          <table:table-cell/>
          <table:table-cell table:style-name="ce28"/>
          <table:table-cell table:style-name="ce4" office:value-type="string" calcext:value-type="string">
            <text:p>0a</text:p>
          </table:table-cell>
          <table:table-cell table:style-name="ce11"/>
          <table:table-cell table:style-name="ce9"/>
          <table:table-cell/>
          <table:table-cell table:style-name="ce28"/>
          <table:covered-table-cell/>
          <table:table-cell table:number-columns-repeated="1003"/>
        </table:table-row>
        <table:table-row table:style-name="ro2"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 table:style-name="ce18"/>
          <table:table-cell table:style-name="ce20"/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/>
          <table:table-cell table:style-name="ce20"/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/>
          <table:table-cell table:style-name="ce29"/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/>
          <table:table-cell table:style-name="ce29"/>
          <table:covered-table-cell/>
          <table:table-cell table:number-columns-repeated="100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/>
          <table:table-cell table:style-name="ce21" office:value-type="string" calcext:value-type="string">
            <text:p>OUT port, up</text:p>
          </table:table-cell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/>
          <table:table-cell table:style-name="ce21" office:value-type="string" calcext:value-type="string">
            <text:p>OUT port, up</text:p>
          </table:table-cell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/>
          <table:table-cell table:style-name="ce30" office:value-type="string" calcext:value-type="string">
            <text:p>OUT port, up</text:p>
          </table:table-cell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/>
          <table:table-cell table:style-name="ce30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 table:style-name="ce18"/>
          <table:table-cell table:style-name="ce26"/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 table:style-name="ce18"/>
          <table:table-cell table:style-name="ce26"/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 table:style-name="ce18"/>
          <table:table-cell table:style-name="ce31"/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 table:style-name="ce18"/>
          <table:table-cell table:style-name="ce31"/>
          <table:covered-table-cell/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 table:style-name="ce18"/>
          <table:table-cell table:style-name="ce20"/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/>
          <table:table-cell table:style-name="ce20"/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 table:style-name="ce18"/>
          <table:table-cell table:style-name="ce28"/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/>
          <table:table-cell table:style-name="ce28"/>
          <table:covered-table-cell/>
          <table:table-cell table:number-columns-repeated="100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0"/>
          <table:table-cell table:style-name="ce13"/>
          <table:table-cell table:style-name="ce18"/>
          <table:table-cell table:style-name="ce20" office:value-type="string" calcext:value-type="string">
            <text:p>OUT port, down</text:p>
          </table:table-cell>
          <table:table-cell table:style-name="ce3" office:value-type="float" office:value="13" calcext:value-type="float">
            <text:p>13</text:p>
          </table:table-cell>
          <table:table-cell table:style-name="ce9"/>
          <table:table-cell table:style-name="ce14"/>
          <table:table-cell/>
          <table:table-cell table:style-name="ce22"/>
          <table:table-cell table:style-name="ce3" office:value-type="float" office:value="13" calcext:value-type="float">
            <text:p>13</text:p>
          </table:table-cell>
          <table:table-cell table:style-name="ce10"/>
          <table:table-cell table:style-name="ce13"/>
          <table:table-cell table:style-name="ce18"/>
          <table:table-cell table:style-name="ce28" office:value-type="string" calcext:value-type="string">
            <text:p>OUT port, down</text:p>
          </table:table-cell>
          <table:table-cell table:style-name="ce3" office:value-type="float" office:value="13" calcext:value-type="float">
            <text:p>13</text:p>
          </table:table-cell>
          <table:table-cell table:style-name="ce9"/>
          <table:table-cell table:style-name="ce14"/>
          <table:table-cell/>
          <table:table-cell table:style-name="ce28"/>
          <table:covered-table-cell/>
          <table:table-cell table:number-columns-repeated="100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2"/>
          <table:table-cell table:style-name="ce15"/>
          <table:table-cell table:style-name="ce18"/>
          <table:table-cell table:style-name="ce20"/>
          <table:table-cell office:value-type="float" office:value="14" calcext:value-type="float">
            <text:p>14</text:p>
          </table:table-cell>
          <table:table-cell table:style-name="ce9"/>
          <table:table-cell table:style-name="ce14"/>
          <table:table-cell/>
          <table:table-cell table:style-name="ce20"/>
          <table:table-cell office:value-type="float" office:value="14" calcext:value-type="float">
            <text:p>14</text:p>
          </table:table-cell>
          <table:table-cell table:style-name="ce12"/>
          <table:table-cell table:style-name="ce15"/>
          <table:table-cell table:style-name="ce18"/>
          <table:table-cell table:style-name="ce28"/>
          <table:table-cell office:value-type="float" office:value="14" calcext:value-type="float">
            <text:p>14</text:p>
          </table:table-cell>
          <table:table-cell table:style-name="ce9"/>
          <table:table-cell table:style-name="ce14"/>
          <table:table-cell/>
          <table:table-cell table:style-name="ce28"/>
          <table:covered-table-cell/>
          <table:table-cell table:number-columns-repeated="100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1"/>
          <table:table-cell table:style-name="ce9"/>
          <table:table-cell table:style-name="ce18"/>
          <table:table-cell table:style-name="ce20" office:value-type="string" calcext:value-type="string">
            <text:p>LSL data</text:p>
          </table:table-cell>
          <table:table-cell table:style-name="ce3" office:value-type="float" office:value="15" calcext:value-type="float">
            <text:p>15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LSL data</text:p>
          </table:table-cell>
          <table:table-cell table:style-name="ce3" office:value-type="float" office:value="15" calcext:value-type="float">
            <text:p>15</text:p>
          </table:table-cell>
          <table:table-cell table:style-name="ce11"/>
          <table:table-cell table:style-name="ce9"/>
          <table:table-cell table:style-name="ce18"/>
          <table:table-cell table:style-name="ce28" office:value-type="string" calcext:value-type="string">
            <text:p>LSL data</text:p>
          </table:table-cell>
          <table:table-cell table:style-name="ce3" office:value-type="float" office:value="15" calcext:value-type="float">
            <text:p>15</text:p>
          </table:table-cell>
          <table:table-cell table:style-name="ce9"/>
          <table:table-cell table:style-name="ce14"/>
          <table:table-cell/>
          <table:table-cell table:style-name="ce28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"/>
          <table:table-cell table:style-name="ce9"/>
          <table:table-cell table:style-name="ce18"/>
          <table:table-cell table:style-name="ce20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11"/>
          <table:table-cell table:style-name="ce9"/>
          <table:table-cell table:style-name="ce18"/>
          <table:table-cell table:style-name="ce28" office:value-type="string" calcext:value-type="string">
            <text:p>BRCS P1x18</text:p>
          </table:table-cell>
          <table:table-cell office:value-type="float" office:value="16" calcext:value-type="float">
            <text:p>16</text:p>
          </table:table-cell>
          <table:table-cell table:style-name="ce9"/>
          <table:table-cell table:style-name="ce14"/>
          <table:table-cell/>
          <table:table-cell table:style-name="ce28" office:value-type="string" calcext:value-type="string">
            <text:p>BRCS P1x18</text:p>
          </table:table-cell>
          <table:covered-table-cell/>
          <table:table-cell table:number-columns-repeated="100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RJMP <text:span text:style-name="T1">P0x19</text:span></text:p>
          </table:table-cell>
          <table:table-cell table:style-name="ce3" office:value-type="float" office:value="17" calcext:value-type="float">
            <text:p>17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RJMP <text:span text:style-name="T1">P0x19</text:span></text:p>
          </table:table-cell>
          <table:table-cell table:style-name="ce3" office:value-type="float" office:value="17" calcext:value-type="float">
            <text:p>17</text:p>
          </table:table-cell>
          <table:table-cell table:style-name="ce11"/>
          <table:table-cell table:style-name="ce9"/>
          <table:table-cell/>
          <table:table-cell table:style-name="ce28" office:value-type="string" calcext:value-type="string">
            <text:p>RJMP P0x19</text:p>
          </table:table-cell>
          <table:table-cell table:style-name="ce3" office:value-type="float" office:value="17" calcext:value-type="float">
            <text:p>17</text:p>
          </table:table-cell>
          <table:table-cell table:style-name="ce9"/>
          <table:table-cell table:style-name="ce14"/>
          <table:table-cell/>
          <table:table-cell table:style-name="ce28" office:value-type="string" calcext:value-type="string">
            <text:p>RJMP P0x19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/>
          <table:table-cell table:style-name="ce9"/>
          <table:table-cell/>
          <table:table-cell table:style-name="ce23"/>
          <table:table-cell office:value-type="float" office:value="18" calcext:value-type="float">
            <text:p>18</text:p>
          </table:table-cell>
          <table:table-cell table:style-name="ce9"/>
          <table:table-cell table:style-name="ce14"/>
          <table:table-cell/>
          <table:table-cell table:style-name="ce23"/>
          <table:table-cell office:value-type="float" office:value="18" calcext:value-type="float">
            <text:p>18</text:p>
          </table:table-cell>
          <table:table-cell table:style-name="ce11"/>
          <table:table-cell table:style-name="ce9"/>
          <table:table-cell/>
          <table:table-cell table:style-name="ce23"/>
          <table:table-cell office:value-type="float" office:value="18" calcext:value-type="float">
            <text:p>18</text:p>
          </table:table-cell>
          <table:table-cell table:style-name="ce9"/>
          <table:table-cell table:style-name="ce14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1"/>
          <table:table-cell table:style-name="ce9"/>
          <table:table-cell table:style-name="ce18"/>
          <table:table-cell table:style-name="ce23"/>
          <table:table-cell table:style-name="ce3" office:value-type="float" office:value="19" calcext:value-type="float">
            <text:p>19</text:p>
          </table:table-cell>
          <table:table-cell table:style-name="ce10"/>
          <table:table-cell table:style-name="ce13"/>
          <table:table-cell/>
          <table:table-cell table:style-name="ce23"/>
          <table:table-cell table:style-name="ce3" office:value-type="float" office:value="19" calcext:value-type="float">
            <text:p>19</text:p>
          </table:table-cell>
          <table:table-cell table:style-name="ce11"/>
          <table:table-cell table:style-name="ce9"/>
          <table:table-cell table:style-name="ce18"/>
          <table:table-cell table:style-name="ce23"/>
          <table:table-cell table:style-name="ce3" office:value-type="float" office:value="19" calcext:value-type="float">
            <text:p>19</text:p>
          </table:table-cell>
          <table:table-cell table:style-name="ce10"/>
          <table:table-cell table:style-name="ce13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table:style-name="ce4" office:value-type="string" calcext:value-type="string">
            <text:p>1a</text:p>
          </table:table-cell>
          <table:table-cell table:style-name="ce11"/>
          <table:table-cell table:style-name="ce9"/>
          <table:table-cell table:style-name="ce18"/>
          <table:table-cell table:style-name="ce23"/>
          <table:table-cell table:style-name="ce4" office:value-type="string" calcext:value-type="string">
            <text:p>1a</text:p>
          </table:table-cell>
          <table:table-cell table:style-name="ce11"/>
          <table:table-cell table:style-name="ce9"/>
          <table:table-cell/>
          <table:table-cell table:style-name="ce23"/>
          <table:table-cell table:style-name="ce4" office:value-type="string" calcext:value-type="string">
            <text:p>1a</text:p>
          </table:table-cell>
          <table:table-cell table:style-name="ce11"/>
          <table:table-cell table:style-name="ce9"/>
          <table:table-cell table:style-name="ce18"/>
          <table:table-cell table:style-name="ce23"/>
          <table:table-cell table:style-name="ce4" office:value-type="string" calcext:value-type="string">
            <text:p>1a</text:p>
          </table:table-cell>
          <table:table-cell table:style-name="ce11"/>
          <table:table-cell table:style-name="ce9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 table:style-name="ce19"/>
          <table:table-cell table:style-name="ce24"/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 table:style-name="ce19"/>
          <table:table-cell table:style-name="ce24"/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 table:style-name="ce19"/>
          <table:table-cell table:style-name="ce24"/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 table:style-name="ce19"/>
          <table:table-cell table:style-name="ce24"/>
          <table:covered-table-cell/>
          <table:table-cell table:number-columns-repeated="1003"/>
        </table:table-row>
        <table:table-row table:style-name="ro2">
          <table:table-cell table:style-name="ce4"/>
          <table:table-cell table:number-columns-repeated="4"/>
          <table:table-cell table:style-name="ce3"/>
          <table:table-cell table:number-columns-repeated="1018"/>
        </table:table-row>
        <table:table-row table:style-name="ro2">
          <table:table-cell table:style-name="ce4"/>
          <table:table-cell table:number-columns-repeated="4"/>
          <table:table-cell table:style-name="ce4"/>
          <table:table-cell table:number-columns-repeated="1018"/>
        </table:table-row>
        <table:table-row table:style-name="ro2">
          <table:table-cell table:number-columns-repeated="4"/>
          <table:table-cell table:style-name="ce23" office:value-type="string" calcext:value-type="string">
            <text:p>&lt;start&gt;</text:p>
          </table:table-cell>
          <table:table-cell table:style-name="ce27"/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/>
          <table:table-cell table:style-name="ce25"/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/>
          <table:table-cell table:style-name="ce25"/>
          <table:table-cell table:style-name="ce27" office:value-type="string" calcext:value-type="string" table:number-columns-spanned="1" table:number-rows-spanned="14">
            <text:p>Finish last bit</text:p>
          </table:table-cell>
          <table:table-cell table:number-columns-repeated="1003"/>
        </table:table-row>
        <table:table-row table:style-name="ro2">
          <table:table-cell table:number-columns-repeated="4"/>
          <table:table-cell table:style-name="ce20" office:value-type="string" calcext:value-type="string">
            <text:p>LDI bits, 4</text:p>
          </table:table-cell>
          <table:table-cell table:style-name="ce27"/>
          <table:table-cell table:number-columns-repeated="4"/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 table:style-name="ce18"/>
          <table:table-cell table:style-name="ce32"/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 table:style-name="ce18"/>
          <table:table-cell table:style-name="ce32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20" office:value-type="string" calcext:value-type="string">
            <text:p>LD data, X+</text:p>
          </table:table-cell>
          <table:table-cell table:style-name="ce27"/>
          <table:table-cell table:number-columns-repeated="4"/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/>
          <table:table-cell table:style-name="ce23"/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20" office:value-type="string" calcext:value-type="string">
            <text:p>LSL data</text:p>
          </table:table-cell>
          <table:table-cell table:style-name="ce27"/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9"/>
          <table:table-cell table:style-name="ce14"/>
          <table:table-cell/>
          <table:table-cell table:style-name="ce23"/>
          <table:table-cell table:style-name="ce3" office:value-type="float" office:value="13" calcext:value-type="float">
            <text:p>13</text:p>
          </table:table-cell>
          <table:table-cell table:style-name="ce10"/>
          <table:table-cell table:style-name="ce13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20" office:value-type="string" calcext:value-type="string">
            <text:p>BRCS <text:span text:style-name="T1">P1x1b</text:span></text:p>
          </table:table-cell>
          <table:table-cell table:style-name="ce27"/>
          <table:table-cell table:number-columns-repeated="4"/>
          <table:table-cell office:value-type="float" office:value="14" calcext:value-type="float">
            <text:p>14</text:p>
          </table:table-cell>
          <table:table-cell table:style-name="ce9"/>
          <table:table-cell table:style-name="ce14"/>
          <table:table-cell/>
          <table:table-cell table:style-name="ce23"/>
          <table:table-cell office:value-type="float" office:value="14" calcext:value-type="float">
            <text:p>14</text:p>
          </table:table-cell>
          <table:table-cell table:style-name="ce12"/>
          <table:table-cell table:style-name="ce15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20" office:value-type="string" calcext:value-type="string">
            <text:p>RJMP <text:span text:style-name="T1">L0x00</text:span></text:p>
          </table:table-cell>
          <table:table-cell table:style-name="ce27"/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9"/>
          <table:table-cell table:style-name="ce14"/>
          <table:table-cell/>
          <table:table-cell table:style-name="ce23"/>
          <table:table-cell table:style-name="ce3" office:value-type="float" office:value="15" calcext:value-type="float">
            <text:p>15</text:p>
          </table:table-cell>
          <table:table-cell table:style-name="ce11"/>
          <table:table-cell table:style-name="ce9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8"/>
          <table:table-cell table:number-columns-repeated="4"/>
          <table:table-cell office:value-type="float" office:value="16" calcext:value-type="float">
            <text:p>16</text:p>
          </table:table-cell>
          <table:table-cell table:style-name="ce9"/>
          <table:table-cell table:style-name="ce14"/>
          <table:table-cell office:value-type="string" calcext:value-type="string">
            <text:p>Hx116</text:p>
          </table:table-cell>
          <table:table-cell table:style-name="ce20"/>
          <table:table-cell office:value-type="float" office:value="16" calcext:value-type="float">
            <text:p>16</text:p>
          </table:table-cell>
          <table:table-cell table:style-name="ce11"/>
          <table:table-cell table:style-name="ce9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8"/>
          <table:table-cell table:number-columns-repeated="4"/>
          <table:table-cell table:style-name="ce3" office:value-type="float" office:value="17" calcext:value-type="float">
            <text:p>17</text:p>
          </table:table-cell>
          <table:table-cell table:style-name="ce9"/>
          <table:table-cell table:style-name="ce14"/>
          <table:table-cell/>
          <table:table-cell table:style-name="ce20"/>
          <table:table-cell table:style-name="ce3" office:value-type="float" office:value="17" calcext:value-type="float">
            <text:p>17</text:p>
          </table:table-cell>
          <table:table-cell table:style-name="ce11"/>
          <table:table-cell table:style-name="ce9"/>
          <table:table-cell/>
          <table:table-cell table:style-name="ce23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8"/>
          <table:table-cell table:number-columns-repeated="4"/>
          <table:table-cell office:value-type="float" office:value="18" calcext:value-type="float">
            <text:p>18</text:p>
          </table:table-cell>
          <table:table-cell table:style-name="ce9"/>
          <table:table-cell table:style-name="ce14"/>
          <table:table-cell/>
          <table:table-cell table:style-name="ce20"/>
          <table:table-cell office:value-type="float" office:value="18" calcext:value-type="float">
            <text:p>18</text:p>
          </table:table-cell>
          <table:table-cell table:style-name="ce11"/>
          <table:table-cell table:style-name="ce9"/>
          <table:table-cell office:value-type="string" calcext:value-type="string">
            <text:p>Hx018</text:p>
          </table:table-cell>
          <table:table-cell table:style-name="ce20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8"/>
          <table:table-cell table:number-columns-repeated="4"/>
          <table:table-cell table:style-name="ce3" office:value-type="float" office:value="19" calcext:value-type="float">
            <text:p>19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port, down</text:p>
          </table:table-cell>
          <table:table-cell table:style-name="ce3" office:value-type="float" office:value="19" calcext:value-type="float">
            <text:p>19</text:p>
          </table:table-cell>
          <table:table-cell table:style-name="ce11"/>
          <table:table-cell table:style-name="ce9"/>
          <table:table-cell/>
          <table:table-cell table:style-name="ce20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8"/>
          <table:table-cell table:number-columns-repeated="4"/>
          <table:table-cell table:style-name="ce4" office:value-type="string" calcext:value-type="string">
            <text:p>1a</text:p>
          </table:table-cell>
          <table:table-cell table:style-name="ce11"/>
          <table:table-cell table:style-name="ce9"/>
          <table:table-cell/>
          <table:table-cell table:style-name="ce20"/>
          <table:table-cell table:style-name="ce4" office:value-type="string" calcext:value-type="string">
            <text:p>1a</text:p>
          </table:table-cell>
          <table:table-cell table:style-name="ce11"/>
          <table:table-cell table:style-name="ce9"/>
          <table:table-cell/>
          <table:table-cell table:style-name="ce20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8"/>
          <table:table-cell table:number-columns-repeated="4"/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 table:style-name="ce19"/>
          <table:table-cell table:style-name="ce33"/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 table:style-name="ce19"/>
          <table:table-cell table:style-name="ce33"/>
          <table:covered-table-cell/>
          <table:table-cell table:number-columns-repeated="1003"/>
        </table:table-row>
        <table:table-row table:style-name="ro2">
          <table:table-cell table:number-columns-repeated="11"/>
          <table:table-cell table:style-name="ce13"/>
          <table:table-cell table:style-name="ce16"/>
          <table:table-cell/>
          <table:table-cell table:style-name="ce20" office:value-type="string" calcext:value-type="string">
            <text:p>OUT port, up</text:p>
          </table:table-cell>
          <table:table-cell/>
          <table:table-cell table:style-name="ce13"/>
          <table:table-cell table:style-name="ce16"/>
          <table:table-cell/>
          <table:table-cell table:style-name="ce20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4"/>
          <table:table-cell table:style-name="ce20" office:value-type="string" calcext:value-type="string">
            <text:p>RJMP END</text:p>
          </table:table-cell>
          <table:table-cell table:number-columns-repeated="4"/>
          <table:table-cell table:style-name="ce20" office:value-type="string" calcext:value-type="string">
            <text:p>RJMP END</text:p>
          </table:table-cell>
          <table:covered-table-cell/>
          <table:table-cell table:number-columns-repeated="100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ct 9.6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7" table:default-cell-style-name="ce8"/>
        <table:table-column table:style-name="co8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9" table:default-cell-style-name="ce8"/>
        <table:table-column table:style-name="co6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10" table:default-cell-style-name="ce8"/>
        <table:table-column table:style-name="co6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10" table:default-cell-style-name="ce8"/>
        <table:table-row table:style-name="ro2">
          <table:table-cell table:number-columns-repeated="4"/>
          <table:table-cell table:style-name="Default"/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start</text:p>
          </table:table-cell>
          <table:table-cell table:style-name="ce20" office:value-type="string" calcext:value-type="string">
            <text:p>LDI %[bits], 23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20" office:value-type="string" calcext:value-type="string">
            <text:p>LD __tmp_reg__, %a[dataptr]+</text:p>
          </table:table-cell>
          <table:table-cell office:value-type="string" calcext:value-type="string">
            <text:p>read how many zero-leds we need to transmit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22" office:value-type="string" calcext:value-type="string">
            <text:p>^^^</text:p>
          </table:table-cell>
          <table:table-cell table:number-columns-repeated="21"/>
        </table:table-row>
        <table:table-row table:style-name="ro2">
          <table:table-cell table:number-columns-repeated="4"/>
          <table:table-cell table:style-name="ce20" office:value-type="string" calcext:value-type="string">
            <text:p>TST __tmp_reg__</text:p>
          </table:table-cell>
          <table:table-cell table:number-columns-repeated="21"/>
        </table:table-row>
        <table:table-row table:style-name="ro2">
          <table:table-cell table:number-columns-repeated="4"/>
          <table:table-cell table:style-name="ce20" office:value-type="string" calcext:value-type="string">
            <text:p>BRNE z00</text:p>
          </table:table-cell>
          <table:table-cell office:value-type="string" calcext:value-type="string">
            <text:p>Jump to the zero routine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20" office:value-type="string" calcext:value-type="string">
            <text:p>RJMP z11</text:p>
          </table:table-cell>
          <table:table-cell table:number-columns-repeated="21"/>
        </table:table-row>
        <table:table-row table:style-name="ro3"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 office:value-type="string" calcext:value-type="string">
            <text:p>s00</text:p>
          </table:table-cell>
          <table:table-cell table:style-name="ce21" office:value-type="string" calcext:value-type="string">
            <text:p>OUT %[portout], %[upreg]</text:p>
          </table:table-cell>
          <table:table-cell office:value-type="string" calcext:value-type="string">
            <text:p>at this point the %[bits] are in '__tmp_reg__'</text:p>
          </table:table-cell>
          <table:table-cell/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/>
          <table:table-cell table:style-name="ce2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LSL __tmp_reg__</text:p>
          </table:table-cell>
          <table:table-cell office:value-type="string" calcext:value-type="string">
            <text:p>get leftmost of the remaining bits</text:p>
          </table:table-cell>
          <table:table-cell/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CS skip04</text:p>
          </table:table-cell>
          <table:table-cell office:value-type="string" calcext:value-type="string">
            <text:p>skip the next instruction if it is 1</text:p>
          </table:table-cell>
          <table:table-cell/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3" calcext:value-type="float">
            <text:p>03</text:p>
          </table:table-cell>
          <table:table-cell table:style-name="ce34"/>
          <table:table-cell table:style-name="ce37"/>
          <table:table-cell/>
          <table:table-cell table:style-name="ce20" office:value-type="string" calcext:value-type="string">
            <text:p>OUT %[portout], %[downreg]</text:p>
          </table:table-cell>
          <table:table-cell office:value-type="string" calcext:value-type="string">
            <text:p>pull the line down if it was a zero</text:p>
          </table:table-cell>
          <table:table-cell/>
          <table:table-cell table:style-name="ce3" office:value-type="float" office:value="3" calcext:value-type="float">
            <text:p>03</text:p>
          </table:table-cell>
          <table:table-cell table:style-name="ce34"/>
          <table:table-cell table:style-name="ce37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35"/>
          <table:table-cell table:style-name="ce38"/>
          <table:table-cell office:value-type="string" calcext:value-type="string">
            <text:p>skip04</text:p>
          </table:table-cell>
          <table:table-cell table:style-name="ce20"/>
          <table:table-cell table:number-columns-repeated="2"/>
          <table:table-cell office:value-type="float" office:value="4" calcext:value-type="float">
            <text:p>04</text:p>
          </table:table-cell>
          <table:table-cell table:style-name="ce35"/>
          <table:table-cell table:style-name="ce38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5" calcext:value-type="float">
            <text:p>05</text:p>
          </table:table-cell>
          <table:table-cell table:style-name="ce36"/>
          <table:table-cell table:style-name="ce39"/>
          <table:table-cell/>
          <table:table-cell table:style-name="ce20"/>
          <table:table-cell table:number-columns-repeated="2"/>
          <table:table-cell table:style-name="ce3" office:value-type="float" office:value="5" calcext:value-type="float">
            <text:p>05</text:p>
          </table:table-cell>
          <table:table-cell table:style-name="ce36"/>
          <table:table-cell table:style-name="ce3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SUBI %[bits], 1</text:p>
          </table:table-cell>
          <table:table-cell office:value-type="string" calcext:value-type="string">
            <text:p>decrease bit counter...</text:p>
          </table:table-cell>
          <table:table-cell/>
          <table:table-cell office:value-type="float" office:value="6" calcext:value-type="float">
            <text:p>06</text:p>
          </table:table-cell>
          <table:table-cell table:style-name="ce36"/>
          <table:table-cell table:style-name="ce3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7" calcext:value-type="float">
            <text:p>07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BRNE cont09</text:p>
          </table:table-cell>
          <table:table-cell office:value-type="string" calcext:value-type="string">
            <text:p>...and make sure we loop if it's not zero yet</text:p>
          </table:table-cell>
          <table:table-cell/>
          <table:table-cell table:style-name="ce3" office:value-type="float" office:value="7" calcext:value-type="float">
            <text:p>07</text:p>
          </table:table-cell>
          <table:table-cell table:style-name="ce36"/>
          <table:table-cell table:style-name="ce3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4">
          <table:table-cell office:value-type="float" office:value="8" calcext:value-type="float">
            <text:p>08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LDI %[bits], 7</text:p>
          </table:table-cell>
          <table:table-cell office:value-type="string" calcext:value-type="string">
            <text:p>bitcounter was zero, reset to 7</text:p>
          </table:table-cell>
          <table:table-cell/>
          <table:table-cell office:value-type="float" office:value="8" calcext:value-type="float">
            <text:p>08</text:p>
          </table:table-cell>
          <table:table-cell table:style-name="ce36"/>
          <table:table-cell table:style-name="ce3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9" calcext:value-type="float">
            <text:p>09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%[portout], %[downreg]</text:p>
          </table:table-cell>
          <table:table-cell office:value-type="string" calcext:value-type="string">
            <text:p>has no effect if the line was already down</text:p>
          </table:table-cell>
          <table:table-cell/>
          <table:table-cell table:style-name="ce3" office:value-type="float" office:value="9" calcext:value-type="float">
            <text:p>09</text:p>
          </table:table-cell>
          <table:table-cell table:style-name="ce10"/>
          <table:table-cell table:style-name="ce13"/>
          <table:table-cell office:value-type="string" calcext:value-type="string">
            <text:p>cont09</text:p>
          </table:table-cell>
          <table:table-cell table:style-name="ce20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/>
          <table:table-cell table:style-name="ce20"/>
          <table:table-cell table:number-columns-repeated="2"/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RJMP s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/>
          <table:table-cell table:style-name="ce20"/>
          <table:table-cell table:number-columns-repeated="2"/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 table:style-name="ce19"/>
          <table:table-cell table:style-name="ce24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/>
          <table:table-cell table:style-name="ce21" office:value-type="string" calcext:value-type="string">
            <text:p>OUT %[portout], %[up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LSL __tmp_reg__</text:p>
          </table:table-cell>
          <table:table-cell office:value-type="string" calcext:value-type="string">
            <text:p>get the final bi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CS skip14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4"/>
          <table:table-cell table:style-name="ce37"/>
          <table:table-cell/>
          <table:table-cell table:style-name="ce20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5"/>
          <table:table-cell table:style-name="ce38"/>
          <table:table-cell office:value-type="string" calcext:value-type="string">
            <text:p>skip14</text:p>
          </table:table-cell>
          <table:table-cell table:style-name="ce2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6"/>
          <table:table-cell table:style-name="ce39"/>
          <table:table-cell/>
          <table:table-cell table:style-name="ce2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LD __tmp_reg__, %a[dataptr]+</text:p>
          </table:table-cell>
          <table:table-cell office:value-type="string" calcext:value-type="string">
            <text:p>load either next __tmp_reg__ byte or zero coun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6"/>
          <table:table-cell table:style-name="ce39"/>
          <table:table-cell/>
          <table:table-cell table:style-name="ce22" office:value-type="string" calcext:value-type="string">
            <text:p>^^^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SUBI %[bytes], 1</text:p>
          </table:table-cell>
          <table:table-cell office:value-type="string" calcext:value-type="string">
            <text:p>do we need to send another byte?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1a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BRNE s00</text:p>
          </table:table-cell>
          <table:table-cell office:value-type="string" calcext:value-type="string">
            <text:p>jump to the start if we do.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LDI %[bits], 23</text:p>
          </table:table-cell>
          <table:table-cell office:value-type="string" calcext:value-type="string">
            <text:p>prepare for sending 24 bits of zero data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 office:value-type="string" calcext:value-type="string">
            <text:p>z00</text:p>
          </table:table-cell>
          <table:table-cell table:style-name="ce21" office:value-type="string" calcext:value-type="string">
            <text:p>OUT %[portout], %[upreg]</text:p>
          </table:table-cell>
          <table:table-cell table:number-columns-repeated="2"/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/>
          <table:table-cell table:style-name="ce2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TST __tmp_reg__</text:p>
          </table:table-cell>
          <table:table-cell office:value-type="string" calcext:value-type="string">
            <text:p>check how many zeros we have to send</text:p>
          </table:table-cell>
          <table:table-cell/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EQ end</text:p>
          </table:table-cell>
          <table:table-cell office:value-type="string" calcext:value-type="string">
            <text:p>jump out if it there are none to send.</text:p>
          </table:table-cell>
          <table:table-cell/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3" calcext:value-type="float">
            <text:p>03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%[portout], %[downreg]</text:p>
          </table:table-cell>
          <table:table-cell table:number-columns-repeated="2"/>
          <table:table-cell table:style-name="ce3" office:value-type="float" office:value="3" calcext:value-type="float">
            <text:p>03</text:p>
          </table:table-cell>
          <table:table-cell table:style-name="ce10"/>
          <table:table-cell table:style-name="ce13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12"/>
          <table:table-cell table:style-name="ce15"/>
          <table:table-cell/>
          <table:table-cell table:style-name="ce20"/>
          <table:table-cell table:number-columns-repeated="2"/>
          <table:table-cell office:value-type="float" office:value="4" calcext:value-type="float">
            <text:p>04</text:p>
          </table:table-cell>
          <table:table-cell table:style-name="ce12"/>
          <table:table-cell table:style-name="ce15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5" calcext:value-type="float">
            <text:p>05</text:p>
          </table:table-cell>
          <table:table-cell table:style-name="ce11"/>
          <table:table-cell table:style-name="ce9"/>
          <table:table-cell/>
          <table:table-cell table:style-name="ce20"/>
          <table:table-cell table:number-columns-repeated="2"/>
          <table:table-cell table:style-name="ce3" office:value-type="float" office:value="5" calcext:value-type="float">
            <text:p>05</text:p>
          </table:table-cell>
          <table:table-cell table:style-name="ce11"/>
          <table:table-cell table:style-name="ce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SUBI %[bits], 1</text:p>
          </table:table-cell>
          <table:table-cell table:number-columns-repeated="2"/>
          <table:table-cell office:value-type="float" office:value="6" calcext:value-type="float">
            <text:p>06</text:p>
          </table:table-cell>
          <table:table-cell table:style-name="ce11"/>
          <table:table-cell table:style-name="ce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7" calcext:value-type="float">
            <text:p>07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BRNE zcont09</text:p>
          </table:table-cell>
          <table:table-cell table:number-columns-repeated="2"/>
          <table:table-cell table:style-name="ce3" office:value-type="float" office:value="7" calcext:value-type="float">
            <text:p>07</text:p>
          </table:table-cell>
          <table:table-cell table:style-name="ce11"/>
          <table:table-cell table:style-name="ce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float" office:value="8" calcext:value-type="float">
            <text:p>08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SUBI __tmp_reg__, 1</text:p>
          </table:table-cell>
          <table:table-cell office:value-type="string" calcext:value-type="string">
            <text:p>__tmp_reg__ actually contains 'byte' count (in 3 bytes units)</text:p>
          </table:table-cell>
          <table:table-cell/>
          <table:table-cell office:value-type="float" office:value="8" calcext:value-type="float">
            <text:p>08</text:p>
          </table:table-cell>
          <table:table-cell table:style-name="ce11"/>
          <table:table-cell table:style-name="ce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9" calcext:value-type="float">
            <text:p>09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LDI %[bits], 24</text:p>
          </table:table-cell>
          <table:table-cell office:value-type="string" calcext:value-type="string">
            <text:p>24, because we are not falling into the lower half</text:p>
          </table:table-cell>
          <table:table-cell/>
          <table:table-cell table:style-name="ce3" office:value-type="float" office:value="9" calcext:value-type="float">
            <text:p>09</text:p>
          </table:table-cell>
          <table:table-cell table:style-name="ce11"/>
          <table:table-cell table:style-name="ce9"/>
          <table:table-cell office:value-type="string" calcext:value-type="string">
            <text:p>zcont09</text:p>
          </table:table-cell>
          <table:table-cell table:style-name="ce2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BRNE z00</text:p>
          </table:table-cell>
          <table:table-cell table:number-columns-repeated="2"/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RJMP z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LDI %[bits], 7</text:p>
          </table:table-cell>
          <table:table-cell table:number-columns-repeated="2"/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 table:style-name="ce19"/>
          <table:table-cell table:style-name="ce24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/>
          <table:table-cell table:style-name="ce20" office:value-type="string" calcext:value-type="string">
            <text:p>OUT %[portout], %[upreg]</text:p>
          </table:table-cell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 office:value-type="string" calcext:value-type="string">
            <text:p>z11</text:p>
          </table:table-cell>
          <table:table-cell table:style-name="ce20" office:value-type="string" calcext:value-type="string">
            <text:p>LD __tmp_reg__, %a[dataptr]+</text:p>
          </table:table-cell>
          <table:table-cell office:value-type="string" calcext:value-type="string">
            <text:p>read the number of leds</text:p>
          </table:table-cell>
          <table:table-cell table:number-columns-repeated="8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/>
          <table:table-cell table:style-name="ce22" office:value-type="string" calcext:value-type="string">
            <text:p>^^^</text:p>
          </table:table-cell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MOV %[bytes], __tmp_reg__</text:p>
          </table:table-cell>
          <table:table-cell office:value-type="string" calcext:value-type="string">
            <text:p>multiply by three</text:p>
          </table:table-cell>
          <table:table-cell table:number-columns-repeated="20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ADD %[bytes], __tmp_reg__</text:p>
          </table:table-cell>
          <table:table-cell table:number-columns-repeated="2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ADD %[bytes], __tmp_reg__</text:p>
          </table:table-cell>
          <table:table-cell table:number-columns-repeated="2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LD __tmp_reg__, %a[dataptr]+</text:p>
          </table:table-cell>
          <table:table-cell office:value-type="string" calcext:value-type="string">
            <text:p>read the first byte</text:p>
          </table:table-cell>
          <table:table-cell table:number-columns-repeated="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/>
          <table:table-cell table:style-name="ce9"/>
          <table:table-cell/>
          <table:table-cell table:style-name="ce22" office:value-type="string" calcext:value-type="string">
            <text:p>^^^</text:p>
          </table:table-cell>
          <table:table-cell table:number-columns-repeated="21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1"/>
          <table:table-cell table:style-name="ce9"/>
          <table:table-cell/>
          <table:table-cell table:style-name="ce20" office:value-type="string" calcext:value-type="string">
            <text:p>BREQ z1b</text:p>
          </table:table-cell>
          <table:table-cell office:value-type="string" calcext:value-type="string">
            <text:p>but jump out if the byte count was zero...</text:p>
          </table:table-cell>
          <table:table-cell table:number-columns-repeated="20"/>
        </table:table-row>
        <table:table-row table:style-name="ro2">
          <table:table-cell table:style-name="ce4" office:value-type="string" calcext:value-type="string">
            <text:p>1a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RJMP s00</text:p>
          </table:table-cell>
          <table:table-cell table:number-columns-repeated="21"/>
        </table:table-row>
        <table:table-row table:style-name="ro2"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 office:value-type="string" calcext:value-type="string">
            <text:p>z1b</text:p>
          </table:table-cell>
          <table:table-cell table:style-name="ce20"/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end</text:p>
          </table:table-cell>
          <table:table-cell table:number-columns-repeated="22"/>
        </table:table-row>
        <table:table-row table:style-name="ro2" table:number-rows-repeated="1048512">
          <table:table-cell table:number-columns-repeated="26"/>
        </table:table-row>
        <table:table-row table:style-name="ro5" table:number-rows-repeated="7">
          <table:table-cell table:number-columns-repeated="26"/>
        </table:table-row>
        <table:table-row table:style-name="ro5">
          <table:table-cell table:number-columns-repeated="26"/>
        </table:table-row>
      </table:table>
      <table:table table:name="reduced footprint  9.6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7" table:default-cell-style-name="ce8"/>
        <table:table-column table:style-name="co8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9" table:default-cell-style-name="ce8"/>
        <table:table-column table:style-name="co6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10" table:default-cell-style-name="ce8"/>
        <table:table-column table:style-name="co6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8"/>
        <table:table-column table:style-name="co2" table:default-cell-style-name="ce8"/>
        <table:table-column table:style-name="co10" table:default-cell-style-name="ce8"/>
        <table:table-row table:style-name="ro2">
          <table:table-cell table:number-columns-repeated="4"/>
          <table:table-cell table:style-name="Default"/>
          <table:table-cell table:number-columns-repeated="21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1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start</text:p>
          </table:table-cell>
          <table:table-cell table:style-name="ce20" office:value-type="string" calcext:value-type="string">
            <text:p>LDI %[bits], 7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20" office:value-type="string" calcext:value-type="string">
            <text:p>LD __tmp_reg__, %a[dataptr]+</text:p>
          </table:table-cell>
          <table:table-cell table:number-columns-repeated="21"/>
        </table:table-row>
        <table:table-row table:style-name="ro2">
          <table:table-cell table:number-columns-repeated="4"/>
          <table:table-cell table:style-name="ce22" office:value-type="string" calcext:value-type="string">
            <text:p>^^^</text:p>
          </table:table-cell>
          <table:table-cell table:number-columns-repeated="21"/>
        </table:table-row>
        <table:table-row table:style-name="ro3"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 office:value-type="string" calcext:value-type="string">
            <text:p>s00</text:p>
          </table:table-cell>
          <table:table-cell table:style-name="ce21" office:value-type="string" calcext:value-type="string">
            <text:p>OUT %[portout], %[upreg]</text:p>
          </table:table-cell>
          <table:table-cell office:value-type="string" calcext:value-type="string">
            <text:p>at this point the bits are in '__tmp_reg__'</text:p>
          </table:table-cell>
          <table:table-cell/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/>
          <table:table-cell table:style-name="ce2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LSL __tmp_reg__</text:p>
          </table:table-cell>
          <table:table-cell office:value-type="string" calcext:value-type="string">
            <text:p>get leftmost of the remaining bits</text:p>
          </table:table-cell>
          <table:table-cell/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CS skip04</text:p>
          </table:table-cell>
          <table:table-cell office:value-type="string" calcext:value-type="string">
            <text:p>skip the next instruction if it is 1</text:p>
          </table:table-cell>
          <table:table-cell/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3" calcext:value-type="float">
            <text:p>03</text:p>
          </table:table-cell>
          <table:table-cell table:style-name="ce34"/>
          <table:table-cell table:style-name="ce37"/>
          <table:table-cell/>
          <table:table-cell table:style-name="ce20" office:value-type="string" calcext:value-type="string">
            <text:p>OUT %[portout], %[downreg]</text:p>
          </table:table-cell>
          <table:table-cell office:value-type="string" calcext:value-type="string">
            <text:p>pull the line down if it was a zero</text:p>
          </table:table-cell>
          <table:table-cell/>
          <table:table-cell table:style-name="ce3" office:value-type="float" office:value="3" calcext:value-type="float">
            <text:p>03</text:p>
          </table:table-cell>
          <table:table-cell table:style-name="ce34"/>
          <table:table-cell table:style-name="ce37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35"/>
          <table:table-cell table:style-name="ce38"/>
          <table:table-cell office:value-type="string" calcext:value-type="string">
            <text:p>skip04</text:p>
          </table:table-cell>
          <table:table-cell table:style-name="ce20"/>
          <table:table-cell table:number-columns-repeated="2"/>
          <table:table-cell office:value-type="float" office:value="4" calcext:value-type="float">
            <text:p>04</text:p>
          </table:table-cell>
          <table:table-cell table:style-name="ce35"/>
          <table:table-cell table:style-name="ce38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5" calcext:value-type="float">
            <text:p>05</text:p>
          </table:table-cell>
          <table:table-cell table:style-name="ce36"/>
          <table:table-cell table:style-name="ce39"/>
          <table:table-cell/>
          <table:table-cell table:style-name="ce20"/>
          <table:table-cell table:number-columns-repeated="2"/>
          <table:table-cell table:style-name="ce3" office:value-type="float" office:value="5" calcext:value-type="float">
            <text:p>05</text:p>
          </table:table-cell>
          <table:table-cell table:style-name="ce36"/>
          <table:table-cell table:style-name="ce3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SUBI %[bits], 1</text:p>
          </table:table-cell>
          <table:table-cell office:value-type="string" calcext:value-type="string">
            <text:p>decrease bit counter...</text:p>
          </table:table-cell>
          <table:table-cell/>
          <table:table-cell office:value-type="float" office:value="6" calcext:value-type="float">
            <text:p>06</text:p>
          </table:table-cell>
          <table:table-cell table:style-name="ce36"/>
          <table:table-cell table:style-name="ce3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7" calcext:value-type="float">
            <text:p>07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BRNE cont09</text:p>
          </table:table-cell>
          <table:table-cell office:value-type="string" calcext:value-type="string">
            <text:p>...and make sure we loop if it's not zero yet</text:p>
          </table:table-cell>
          <table:table-cell/>
          <table:table-cell table:style-name="ce3" office:value-type="float" office:value="7" calcext:value-type="float">
            <text:p>07</text:p>
          </table:table-cell>
          <table:table-cell table:style-name="ce36"/>
          <table:table-cell table:style-name="ce3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4">
          <table:table-cell office:value-type="float" office:value="8" calcext:value-type="float">
            <text:p>08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LDI %[bits], 7</text:p>
          </table:table-cell>
          <table:table-cell office:value-type="string" calcext:value-type="string">
            <text:p>bitcounter was zero, reset to 7</text:p>
          </table:table-cell>
          <table:table-cell/>
          <table:table-cell office:value-type="float" office:value="8" calcext:value-type="float">
            <text:p>08</text:p>
          </table:table-cell>
          <table:table-cell table:style-name="ce36"/>
          <table:table-cell table:style-name="ce39"/>
          <table:table-cell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9" calcext:value-type="float">
            <text:p>09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%[portout], %[downreg]</text:p>
          </table:table-cell>
          <table:table-cell office:value-type="string" calcext:value-type="string">
            <text:p>has no effect if the line was already down</text:p>
          </table:table-cell>
          <table:table-cell/>
          <table:table-cell table:style-name="ce3" office:value-type="float" office:value="9" calcext:value-type="float">
            <text:p>09</text:p>
          </table:table-cell>
          <table:table-cell table:style-name="ce10"/>
          <table:table-cell table:style-name="ce13"/>
          <table:table-cell office:value-type="string" calcext:value-type="string">
            <text:p>cont09</text:p>
          </table:table-cell>
          <table:table-cell table:style-name="ce20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/>
          <table:table-cell table:style-name="ce20"/>
          <table:table-cell table:number-columns-repeated="2"/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RJMP s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/>
          <table:table-cell table:style-name="ce20"/>
          <table:table-cell table:number-columns-repeated="2"/>
          <table:table-cell table:style-name="ce5" office:value-type="string" calcext:value-type="string">
            <text:p>0b</text:p>
          </table:table-cell>
          <table:table-cell table:style-name="ce12"/>
          <table:table-cell table:style-name="ce15"/>
          <table:table-cell table:style-name="ce19"/>
          <table:table-cell table:style-name="ce24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/>
          <table:table-cell table:style-name="ce21" office:value-type="string" calcext:value-type="string">
            <text:p>OUT %[portout], %[up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LSL __tmp_reg__</text:p>
          </table:table-cell>
          <table:table-cell office:value-type="string" calcext:value-type="string">
            <text:p>get the final bi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CS skip14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4"/>
          <table:table-cell table:style-name="ce37"/>
          <table:table-cell/>
          <table:table-cell table:style-name="ce20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5"/>
          <table:table-cell table:style-name="ce38"/>
          <table:table-cell office:value-type="string" calcext:value-type="string">
            <text:p>skip14</text:p>
          </table:table-cell>
          <table:table-cell table:style-name="ce20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LD __tmp_reg__, %a[dataptr]+</text:p>
          </table:table-cell>
          <table:table-cell office:value-type="string" calcext:value-type="string">
            <text:p>load either next __tmp_reg__ byte or zero coun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6"/>
          <table:table-cell table:style-name="ce39"/>
          <table:table-cell/>
          <table:table-cell table:style-name="ce22" office:value-type="string" calcext:value-type="string">
            <text:p>^^^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SBIW %[bytes], 1</text:p>
          </table:table-cell>
          <table:table-cell office:value-type="string" calcext:value-type="string">
            <text:p>do we need to send another byte?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6"/>
          <table:table-cell table:style-name="ce39"/>
          <table:table-cell/>
          <table:table-cell table:style-name="ce22" office:value-type="string" calcext:value-type="string">
            <text:p>^^^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1a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BRNE s00</text:p>
          </table:table-cell>
          <table:table-cell office:value-type="string" calcext:value-type="string">
            <text:p>jump to the start if we do.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/>
          <table:table-cell table:style-name="ce20"/>
          <table:table-cell office:value-type="string" calcext:value-type="string">
            <text:p>prepare for sending 24 bits of zero data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nd</text:p>
          </table:table-cell>
          <table:table-cell table:style-name="ce21" office:value-type="string" calcext:value-type="string">
            <text:p>OUT %[portout], %[upreg]</text:p>
          </table:table-cell>
          <table:table-cell table:number-columns-repeated="16"/>
          <table:table-cell table:style-name="Default" table:number-columns-repeated="5"/>
        </table:table-row>
        <table:table-row table:style-name="ro2" table:number-rows-repeated="2">
          <table:table-cell table:number-columns-repeated="21"/>
          <table:table-cell table:style-name="Default"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same code as above, but in one sequence:</text:p>
          </table:table-cell>
          <table:table-cell table:number-columns-repeated="16"/>
          <table:table-cell table:style-name="Default" table:number-columns-repeated="5"/>
        </table:table-row>
        <table:table-row table:style-name="ro2" table:number-rows-repeated="2">
          <table:table-cell table:number-columns-repeated="21"/>
          <table:table-cell table:style-name="Default"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start</text:p>
          </table:table-cell>
          <table:table-cell table:style-name="ce20" office:value-type="string" calcext:value-type="string">
            <text:p>LDI %[bits], 7</text:p>
          </table:table-cell>
          <table:table-cell table:number-columns-repeated="16"/>
          <table:table-cell table:style-name="Default" table:number-columns-repeated="5"/>
        </table:table-row>
        <table:table-row table:style-name="ro3">
          <table:table-cell table:number-columns-repeated="4"/>
          <table:table-cell table:style-name="ce20" office:value-type="string" calcext:value-type="string">
            <text:p>LD __tmp_reg__, %a[dataptr]+</text:p>
          </table:table-cell>
          <table:table-cell table:number-columns-repeated="16"/>
          <table:table-cell table:style-name="Default" table:number-columns-repeated="5"/>
        </table:table-row>
        <table:table-row table:style-name="ro2">
          <table:table-cell table:number-columns-repeated="4"/>
          <table:table-cell table:style-name="ce22" office:value-type="string" calcext:value-type="string">
            <text:p>^^^</text:p>
          </table:table-cell>
          <table:table-cell table:number-columns-repeated="16"/>
          <table:table-cell table:style-name="Default" table:number-columns-repeated="5"/>
        </table:table-row>
        <table:table-row table:style-name="ro3">
          <table:table-cell table:style-name="ce6" office:value-type="float" office:value="0" calcext:value-type="float">
            <text:p>00</text:p>
          </table:table-cell>
          <table:table-cell table:style-name="ce13"/>
          <table:table-cell table:style-name="ce16"/>
          <table:table-cell table:style-name="ce17" office:value-type="string" calcext:value-type="string">
            <text:p>s00</text:p>
          </table:table-cell>
          <table:table-cell table:style-name="ce21" office:value-type="string" calcext:value-type="string">
            <text:p>OUT %[portout], %[upreg]</text:p>
          </table:table-cell>
          <table:table-cell office:value-type="string" calcext:value-type="string">
            <text:p>at this point the bits are in '__tmp_reg__'</text:p>
          </table:table-cell>
          <table:table-cell table:number-columns-repeated="15"/>
          <table:table-cell table:style-name="Default" table:number-columns-repeated="5"/>
        </table:table-row>
        <table:table-row table:style-name="ro3">
          <table:table-cell table:style-name="ce7" office:value-type="float" office:value="1" calcext:value-type="float">
            <text:p>01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LSL __tmp_reg__</text:p>
          </table:table-cell>
          <table:table-cell office:value-type="string" calcext:value-type="string">
            <text:p>get leftmost of the remaining bits</text:p>
          </table:table-cell>
          <table:table-cell table:number-columns-repeated="15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CS skip04</text:p>
          </table:table-cell>
          <table:table-cell office:value-type="string" calcext:value-type="string">
            <text:p>skip the next instruction if it is 1</text:p>
          </table:table-cell>
          <table:table-cell table:number-columns-repeated="15"/>
          <table:table-cell table:style-name="Default" table:number-columns-repeated="5"/>
        </table:table-row>
        <table:table-row table:style-name="ro3">
          <table:table-cell table:style-name="ce3" office:value-type="float" office:value="3" calcext:value-type="float">
            <text:p>03</text:p>
          </table:table-cell>
          <table:table-cell table:style-name="ce34"/>
          <table:table-cell table:style-name="ce37"/>
          <table:table-cell/>
          <table:table-cell table:style-name="ce20" office:value-type="string" calcext:value-type="string">
            <text:p>OUT %[portout], %[downreg]</text:p>
          </table:table-cell>
          <table:table-cell office:value-type="string" calcext:value-type="string">
            <text:p>pull the line down if it was a zero</text:p>
          </table:table-cell>
          <table:table-cell table:number-columns-repeated="15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35"/>
          <table:table-cell table:style-name="ce38"/>
          <table:table-cell office:value-type="string" calcext:value-type="string">
            <text:p>skip04</text:p>
          </table:table-cell>
          <table:table-cell table:style-name="ce20"/>
          <table:table-cell table:number-columns-repeated="16"/>
          <table:table-cell table:style-name="Default" table:number-columns-repeated="5"/>
        </table:table-row>
        <table:table-row table:style-name="ro2">
          <table:table-cell table:style-name="ce3" office:value-type="float" office:value="5" calcext:value-type="float">
            <text:p>05</text:p>
          </table:table-cell>
          <table:table-cell table:style-name="ce36"/>
          <table:table-cell table:style-name="ce39"/>
          <table:table-cell/>
          <table:table-cell table:style-name="ce20"/>
          <table:table-cell table:number-columns-repeated="16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SUBI %[bits], 1</text:p>
          </table:table-cell>
          <table:table-cell office:value-type="string" calcext:value-type="string">
            <text:p>decrease bit counter...</text:p>
          </table:table-cell>
          <table:table-cell table:number-columns-repeated="20"/>
        </table:table-row>
        <table:table-row table:style-name="ro2">
          <table:table-cell table:style-name="ce3" office:value-type="float" office:value="7" calcext:value-type="float">
            <text:p>07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BRNE cont09</text:p>
          </table:table-cell>
          <table:table-cell office:value-type="string" calcext:value-type="string">
            <text:p>...and make sure we loop if it's not zero yet</text:p>
          </table:table-cell>
          <table:table-cell table:number-columns-repeated="20"/>
        </table:table-row>
        <table:table-row table:style-name="ro3">
          <table:table-cell office:value-type="float" office:value="8" calcext:value-type="float">
            <text:p>08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LDI %[bits], 7</text:p>
          </table:table-cell>
          <table:table-cell office:value-type="string" calcext:value-type="string">
            <text:p>bitcounter was zero, reset to 7</text:p>
          </table:table-cell>
          <table:table-cell table:number-columns-repeated="20"/>
        </table:table-row>
        <table:table-row table:style-name="ro3">
          <table:table-cell table:style-name="ce3" office:value-type="float" office:value="9" calcext:value-type="float">
            <text:p>09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%[portout], %[downreg]</text:p>
          </table:table-cell>
          <table:table-cell office:value-type="string" calcext:value-type="string">
            <text:p>has no effect if the line was already down</text:p>
          </table:table-cell>
          <table:table-cell table:number-columns-repeated="20"/>
        </table:table-row>
        <table:table-row table:style-name="ro2"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RJMP brk10</text:p>
          </table:table-cell>
          <table:table-cell table:number-columns-repeated="21"/>
        </table:table-row>
        <table:table-row table:style-name="ro2">
          <table:table-cell table:style-name="Default" table:number-columns-repeated="5"/>
          <table:table-cell table:number-columns-repeated="21"/>
        </table:table-row>
        <table:table-row table:style-name="ro3">
          <table:table-cell table:style-name="ce3" office:value-type="float" office:value="9" calcext:value-type="float">
            <text:p>09</text:p>
          </table:table-cell>
          <table:table-cell table:style-name="ce10"/>
          <table:table-cell table:style-name="ce13"/>
          <table:table-cell office:value-type="string" calcext:value-type="string">
            <text:p>cont09</text:p>
          </table:table-cell>
          <table:table-cell table:style-name="ce20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>
          <table:table-cell table:style-name="ce4" office:value-type="string" calcext:value-type="string">
            <text:p>0a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RJMP s00</text:p>
          </table:table-cell>
          <table:table-cell table:number-columns-repeated="21"/>
        </table:table-row>
        <table:table-row table:style-name="ro2">
          <table:table-cell table:style-name="Default" table:number-columns-repeated="5"/>
          <table:table-cell table:number-columns-repeated="2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13"/>
          <table:table-cell table:style-name="ce16"/>
          <table:table-cell table:style-name="ce17" office:value-type="string" calcext:value-type="string">
            <text:p>brk10</text:p>
          </table:table-cell>
          <table:table-cell table:style-name="ce21" office:value-type="string" calcext:value-type="string">
            <text:p>OUT %[portout], %[upreg]</text:p>
          </table:table-cell>
          <table:table-cell table:number-columns-repeated="21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LSL __tmp_reg__</text:p>
          </table:table-cell>
          <table:table-cell office:value-type="string" calcext:value-type="string">
            <text:p>get the final bit</text:p>
          </table:table-cell>
          <table:table-cell table:number-columns-repeated="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/>
          <table:table-cell table:style-name="ce14"/>
          <table:table-cell/>
          <table:table-cell table:style-name="ce20" office:value-type="string" calcext:value-type="string">
            <text:p>BRCS skip14</text:p>
          </table:table-cell>
          <table:table-cell table:number-columns-repeated="21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4"/>
          <table:table-cell table:style-name="ce37"/>
          <table:table-cell/>
          <table:table-cell table:style-name="ce20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5"/>
          <table:table-cell table:style-name="ce38"/>
          <table:table-cell office:value-type="string" calcext:value-type="string">
            <text:p>skip14</text:p>
          </table:table-cell>
          <table:table-cell table:style-name="ce20"/>
          <table:table-cell table:number-columns-repeated="21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LD __tmp_reg__, %a[dataptr]+</text:p>
          </table:table-cell>
          <table:table-cell office:value-type="string" calcext:value-type="string">
            <text:p>load either next __tmp_reg__ byte or zero count</text:p>
          </table:table-cell>
          <table:table-cell table:number-columns-repeated="2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6"/>
          <table:table-cell table:style-name="ce39"/>
          <table:table-cell/>
          <table:table-cell table:style-name="ce22" office:value-type="string" calcext:value-type="string">
            <text:p>^^^</text:p>
          </table:table-cell>
          <table:table-cell table:number-columns-repeated="21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6"/>
          <table:table-cell table:style-name="ce39"/>
          <table:table-cell/>
          <table:table-cell table:style-name="ce20" office:value-type="string" calcext:value-type="string">
            <text:p>SBIW %[bytes], 1</text:p>
          </table:table-cell>
          <table:table-cell office:value-type="string" calcext:value-type="string">
            <text:p>do we need to send another byte?</text:p>
          </table:table-cell>
          <table:table-cell table:number-columns-repeated="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6"/>
          <table:table-cell table:style-name="ce39"/>
          <table:table-cell/>
          <table:table-cell table:style-name="ce22" office:value-type="string" calcext:value-type="string">
            <text:p>^^^</text:p>
          </table:table-cell>
          <table:table-cell table:number-columns-repeated="21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10"/>
          <table:table-cell table:style-name="ce13"/>
          <table:table-cell/>
          <table:table-cell table:style-name="ce20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>
          <table:table-cell table:style-name="ce4" office:value-type="string" calcext:value-type="string">
            <text:p>1a</text:p>
          </table:table-cell>
          <table:table-cell table:style-name="ce12"/>
          <table:table-cell table:style-name="ce15"/>
          <table:table-cell/>
          <table:table-cell table:style-name="ce20" office:value-type="string" calcext:value-type="string">
            <text:p>BRNE s00</text:p>
          </table:table-cell>
          <table:table-cell office:value-type="string" calcext:value-type="string">
            <text:p>jump to the start if we do.</text:p>
          </table:table-cell>
          <table:table-cell table:number-columns-repeated="20"/>
        </table:table-row>
        <table:table-row table:style-name="ro2">
          <table:table-cell table:style-name="ce5" office:value-type="string" calcext:value-type="string">
            <text:p>1b</text:p>
          </table:table-cell>
          <table:table-cell table:style-name="ce12"/>
          <table:table-cell table:style-name="ce15"/>
          <table:table-cell/>
          <table:table-cell table:style-name="ce20"/>
          <table:table-cell office:value-type="string" calcext:value-type="string">
            <text:p>prepare for sending 24 bits of zero data</text:p>
          </table:table-cell>
          <table:table-cell table:number-columns-repeated="20"/>
        </table:table-row>
        <table:table-row table:style-name="ro4">
          <table:table-cell table:number-columns-repeated="3"/>
          <table:table-cell office:value-type="string" calcext:value-type="string">
            <text:p>end</text:p>
          </table:table-cell>
          <table:table-cell table:style-name="ce21" office:value-type="string" calcext:value-type="string">
            <text:p>OUT %[portout], %[upreg]</text:p>
          </table:table-cell>
          <table:table-cell table:number-columns-repeated="21"/>
        </table:table-row>
        <table:table-row table:style-name="ro2" table:number-rows-repeated="1048507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4-03-11T01:06:50.946655408</dc:date>
    <dc:creator>danny </dc:creator>
    <meta:editing-duration>P3DT2H22M3S</meta:editing-duration>
    <meta:editing-cycles>43</meta:editing-cycles>
    <meta:generator>LibreOffice/4.1.3.2$Linux_X86_64 LibreOffice_project/410m0$Build-2</meta:generator>
    <meta:document-statistic meta:table-count="3" meta:cell-count="637" meta:object-count="1"/>
  </office:meta>
</office:document-meta>
</file>